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5D_distance_calculator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47" table:default-cell-style-name="Default"/>
        <table:table-row table:style-name="ro1">
          <table:table-cell office:value-type="string" calcext:value-type="string">
            <text:p>'i’</text:p>
          </table:table-cell>
          <table:table-cell office:value-type="string" calcext:value-type="string">
            <text:p>Test_DIM1</text:p>
          </table:table-cell>
          <table:table-cell office:value-type="string" calcext:value-type="string">
            <text:p>Test_DIM2</text:p>
          </table:table-cell>
          <table:table-cell office:value-type="string" calcext:value-type="string">
            <text:p>Test_DIM3</text:p>
          </table:table-cell>
          <table:table-cell office:value-type="string" calcext:value-type="string">
            <text:p>Test_DIM4</text:p>
          </table:table-cell>
          <table:table-cell office:value-type="string" calcext:value-type="string">
            <text:p>Test_DIM5</text:p>
          </table:table-cell>
          <table:table-cell office:value-type="string" calcext:value-type="string">
            <text:p>Manufacturer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0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1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2</text:p>
          </table:table-cell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6"/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int 5</text:p>
          </table:table-cell>
          <table:table-cell office:value-type="float" office:value="7.8" calcext:value-type="float">
            <text:p>7.8</text:p>
          </table:table-cell>
          <table:table-cell office:value-type="float" office:value="11.5" calcext:value-type="float">
            <text:p>11.5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6</text:p>
          </table:table-cell>
          <table:table-cell office:value-type="float" office:value="6.8" calcext:value-type="float">
            <text:p>6.8</text:p>
          </table:table-cell>
          <table:table-cell office:value-type="float" office:value="10.9" calcext:value-type="float">
            <text:p>10.9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7</text:p>
          </table:table-cell>
          <table:table-cell office:value-type="float" office:value="7.3" calcext:value-type="float">
            <text:p>7.3</text:p>
          </table:table-cell>
          <table:table-cell office:value-type="float" office:value="11.1" calcext:value-type="float">
            <text:p>11.1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8</text:p>
          </table:table-cell>
          <table:table-cell office:value-type="float" office:value="8.2" calcext:value-type="float">
            <text:p>8.2</text:p>
          </table:table-cell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.6027573" calcext:value-type="float">
            <text:p>4.6027573</text:p>
          </table:table-cell>
          <table:table-cell office:value-type="float" office:value="10.95549914" calcext:value-type="float">
            <text:p>10.95549914</text:p>
          </table:table-cell>
          <table:table-cell office:value-type="float" office:value="4.05056564" calcext:value-type="float">
            <text:p>4.05056564</text:p>
          </table:table-cell>
          <table:table-cell office:value-type="float" office:value="1.56882023" calcext:value-type="float">
            <text:p>1.56882023</text:p>
          </table:table-cell>
          <table:table-cell office:value-type="float" office:value="0.1" calcext:value-type="float">
            <text:p>0.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int 9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.07498445" calcext:value-type="float">
            <text:p>8.07498445</text:p>
          </table:table-cell>
          <table:table-cell office:value-type="float" office:value="4.41404762" calcext:value-type="float">
            <text:p>4.41404762</text:p>
          </table:table-cell>
          <table:table-cell office:value-type="float" office:value="11.34982732" calcext:value-type="float">
            <text:p>11.34982732</text:p>
          </table:table-cell>
          <table:table-cell office:value-type="float" office:value="4.61359354" calcext:value-type="float">
            <text:p>4.61359354</text:p>
          </table:table-cell>
          <table:table-cell office:value-type="float" office:value="0.1" calcext:value-type="float">
            <text:p>0.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int 10</text:p>
          </table:table-cell>
          <table:table-cell office:value-type="float" office:value="8.7" calcext:value-type="float">
            <text:p>8.7</text:p>
          </table:table-cell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.17575379" calcext:value-type="float">
            <text:p>6.17575379</text:p>
          </table:table-cell>
          <table:table-cell office:value-type="float" office:value="4.47296137" calcext:value-type="float">
            <text:p>4.47296137</text:p>
          </table:table-cell>
          <table:table-cell office:value-type="float" office:value="14.56305419" calcext:value-type="float">
            <text:p>14.56305419</text:p>
          </table:table-cell>
          <table:table-cell office:value-type="float" office:value="8.23992238" calcext:value-type="float">
            <text:p>8.23992238</text:p>
          </table:table-cell>
          <table:table-cell office:value-type="float" office:value="0.1" calcext:value-type="float">
            <text:p>0.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int 11</text:p>
          </table:table-cell>
          <table:table-cell office:value-type="float" office:value="8.4" calcext:value-type="float">
            <text:p>8.4</text:p>
          </table:table-cell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.30861264" calcext:value-type="float">
            <text:p>4.30861264</text:p>
          </table:table-cell>
          <table:table-cell office:value-type="float" office:value="3.13070386" calcext:value-type="float">
            <text:p>3.13070386</text:p>
          </table:table-cell>
          <table:table-cell office:value-type="float" office:value="5.05273388" calcext:value-type="float">
            <text:p>5.05273388</text:p>
          </table:table-cell>
          <table:table-cell office:value-type="float" office:value="11.20019279" calcext:value-type="float">
            <text:p>11.20019279</text:p>
          </table:table-cell>
          <table:table-cell office:value-type="float" office:value="0.1" calcext:value-type="float">
            <text:p>0.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int 12</text:p>
          </table:table-cell>
          <table:table-cell office:value-type="float" office:value="5.5" calcext:value-type="float">
            <text:p>5.5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.23279485" calcext:value-type="float">
            <text:p>7.23279485</text:p>
          </table:table-cell>
          <table:table-cell office:value-type="float" office:value="7.11622914" calcext:value-type="float">
            <text:p>7.11622914</text:p>
          </table:table-cell>
          <table:table-cell office:value-type="float" office:value="3.07199046" calcext:value-type="float">
            <text:p>3.07199046</text:p>
          </table:table-cell>
          <table:table-cell office:value-type="float" office:value="9.18155837" calcext:value-type="float">
            <text:p>9.18155837</text:p>
          </table:table-cell>
          <table:table-cell office:value-type="float" office:value="0.1" calcext:value-type="float">
            <text:p>0.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int 13</text:p>
          </table:table-cell>
          <table:table-cell office:value-type="float" office:value="5.1" calcext:value-type="float">
            <text:p>5.1</text:p>
          </table:table-cell>
          <table:table-cell office:value-type="float" office:value="7.4" calcext:value-type="float">
            <text:p>7.4</text:p>
          </table:table-cell>
          <table:table-cell office:value-type="float" office:value="3.9" calcext:value-type="float">
            <text:p>3.9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14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15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16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17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18</text:p>
          </table:table-cell>
          <table:table-cell office:value-type="float" office:value="3.4" calcext:value-type="float">
            <text:p>3.4</text:p>
          </table:table-cell>
          <table:table-cell office:value-type="float" office:value="12.5" calcext:value-type="float">
            <text:p>12.5</text:p>
          </table:table-cell>
          <table:table-cell office:value-type="float" office:value="14.4" calcext:value-type="float">
            <text:p>14.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19</text:p>
          </table:table-cell>
          <table:table-cell office:value-type="float" office:value="3.2" calcext:value-type="float">
            <text:p>3.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oint 20</text:p>
          </table:table-cell>
          <table:table-cell office:value-type="float" office:value="3.1" calcext:value-type="float">
            <text:p>3.1</text:p>
          </table:table-cell>
          <table:table-cell office:value-type="float" office:value="13" calcext:value-type="float">
            <text:p>13</text:p>
          </table:table-cell>
          <table:table-cell office:value-type="float" office:value="14.9" calcext:value-type="float">
            <text:p>14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Beta</text:p>
          </table:table-cell>
          <table:table-cell office:value-type="float" office:value="-1" calcext:value-type="float">
            <text:p>-1</text:p>
          </table:table-cell>
          <table:table-cell table:number-columns-repeated="36"/>
        </table:table-row>
        <table:table-row table:style-name="ro1">
          <table:table-cell table:number-columns-repeated="54"/>
        </table:table-row>
        <table:table-row table:style-name="ro1">
          <table:table-cell table:style-name="ce1" office:value-type="string" calcext:value-type="string" table:number-columns-spanned="7" table:number-rows-spanned="1">
            <text:p>eucl_dist_arr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eucl_dist_arr (NORMALISED BY ROW SUM)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k_respons_arr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k_respons_arr(NORMALISED BY ROW SUM)</text:p>
          </table:table-cell>
          <table:covered-table-cell table:number-columns-repeated="6"/>
          <table:table-cell table:number-columns-repeated="23"/>
        </table:table-row>
        <table:table-row table:style-name="ro1">
          <table:table-cell office:value-type="string" calcext:value-type="string">
            <text:p>'i’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OTA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0</text:p>
          </table:table-cell>
          <table:table-cell table:formula="of:=SQRT(([.B2]-[.$K$10])^2+([.C2]-[.$L$10])^2+([.D2]-[.$M$10])^2+([.E2]-[.$N$10])^2+([.F2]-[.$O$10])^2)" office:value-type="float" office:value="8.407666403661" calcext:value-type="float">
            <text:p>8.407666403661</text:p>
          </table:table-cell>
          <table:table-cell table:formula="of:=SQRT(([.B2]-[.$K$11])^2+([.C2]-[.$L$11])^2+([.D2]-[.$M$11])^2+([.E2]-[.$N$11])^2+([.F2]-[.$O$11])^2)" office:value-type="float" office:value="12.1659724292601" calcext:value-type="float">
            <text:p>12.1659724292601</text:p>
          </table:table-cell>
          <table:table-cell table:formula="of:=SQRT(([.B2]-[.$K$12])^2+([.C2]-[.$L$12])^2+([.D2]-[.$M$12])^2+([.E2]-[.$N$12])^2+([.F2]-[.$O$12])^2)" office:value-type="float" office:value="15.5450322178988" calcext:value-type="float">
            <text:p>15.5450322178988</text:p>
          </table:table-cell>
          <table:table-cell table:formula="of:=SQRT(([.B2]-[.$K$13])^2+([.C2]-[.$L$13])^2+([.D2]-[.$M$13])^2+([.E2]-[.$N$13])^2+([.F2]-[.$O$13])^2)" office:value-type="float" office:value="11.0484416868559" calcext:value-type="float">
            <text:p>11.0484416868559</text:p>
          </table:table-cell>
          <table:table-cell table:formula="of:=SQRT(([.B2]-[.$K$14])^2+([.C2]-[.$L$14])^2+([.D2]-[.$M$14])^2+([.E2]-[.$N$14])^2+([.F2]-[.$O$14])^2)" office:value-type="float" office:value="10.5167272633277" calcext:value-type="float">
            <text:p>10.5167272633277</text:p>
          </table:table-cell>
          <table:table-cell table:formula="of:=SUM([.B26:.F26])" office:value-type="float" office:value="57.6838400010035" calcext:value-type="float">
            <text:p>57.6838400010035</text:p>
          </table:table-cell>
          <table:table-cell/>
          <table:table-cell office:value-type="string" calcext:value-type="string">
            <text:p>Point 0</text:p>
          </table:table-cell>
          <table:table-cell table:formula="of:=[.B26]/[.$G$26]" office:value-type="float" office:value="0.145754277168696" calcext:value-type="float">
            <text:p>0.145754277168696</text:p>
          </table:table-cell>
          <table:table-cell table:formula="of:=[.C26]/[.$G$26]" office:value-type="float" office:value="0.210907811079298" calcext:value-type="float">
            <text:p>0.210907811079298</text:p>
          </table:table-cell>
          <table:table-cell table:formula="of:=[.D26]/[.$G$26]" office:value-type="float" office:value="0.26948677857834" calcext:value-type="float">
            <text:p>0.26948677857834</text:p>
          </table:table-cell>
          <table:table-cell table:formula="of:=[.E26]/[.$G$26]" office:value-type="float" office:value="0.191534434716268" calcext:value-type="float">
            <text:p>0.191534434716268</text:p>
          </table:table-cell>
          <table:table-cell table:formula="of:=[.F26]/[.$G$26]" office:value-type="float" office:value="0.182316698457397" calcext:value-type="float">
            <text:p>0.182316698457397</text:p>
          </table:table-cell>
          <table:table-cell table:formula="of:=SUM([.J26:.N26])" office:value-type="float" office:value="1" calcext:value-type="float">
            <text:p>1</text:p>
          </table:table-cell>
          <table:table-cell/>
          <table:table-cell office:value-type="string" calcext:value-type="string">
            <text:p>Point 0</text:p>
          </table:table-cell>
          <table:table-cell table:formula="of:=EXP(-[.$R$22]*[.J26])" office:value-type="float" office:value="1.15691187345982" calcext:value-type="float">
            <text:p>1.15691187345982</text:p>
          </table:table-cell>
          <table:table-cell table:formula="of:=EXP(-[.$R$22]*[.K26])" office:value-type="float" office:value="1.23479851507169" calcext:value-type="float">
            <text:p>1.23479851507169</text:p>
          </table:table-cell>
          <table:table-cell table:formula="of:=EXP(-[.$R$22]*[.L26])" office:value-type="float" office:value="1.30929232140586" calcext:value-type="float">
            <text:p>1.30929232140586</text:p>
          </table:table-cell>
          <table:table-cell table:formula="of:=EXP(-[.$R$22]*[.M26])" office:value-type="float" office:value="1.21110653653192" calcext:value-type="float">
            <text:p>1.21110653653192</text:p>
          </table:table-cell>
          <table:table-cell table:formula="of:=EXP(-[.$R$22]*[.N26])" office:value-type="float" office:value="1.19999417001029" calcext:value-type="float">
            <text:p>1.19999417001029</text:p>
          </table:table-cell>
          <table:table-cell table:formula="of:=SUM([.R26:.V26])" office:value-type="float" office:value="6.11210341647958" calcext:value-type="float">
            <text:p>6.11210341647958</text:p>
          </table:table-cell>
          <table:table-cell/>
          <table:table-cell office:value-type="string" calcext:value-type="string">
            <text:p>Point 0</text:p>
          </table:table-cell>
          <table:table-cell table:formula="of:=[.R26]/[.$W$26]" office:value-type="float" office:value="0.189282116912572" calcext:value-type="float">
            <text:p>0.189282116912572</text:p>
          </table:table-cell>
          <table:table-cell table:formula="of:=[.S26]/[.$W$26]" office:value-type="float" office:value="0.202025134545728" calcext:value-type="float">
            <text:p>0.202025134545728</text:p>
          </table:table-cell>
          <table:table-cell table:formula="of:=[.T26]/[.$W$26]" office:value-type="float" office:value="0.214213051087407" calcext:value-type="float">
            <text:p>0.214213051087407</text:p>
          </table:table-cell>
          <table:table-cell table:formula="of:=[.U26]/[.$W$26]" office:value-type="float" office:value="0.198148894743258" calcext:value-type="float">
            <text:p>0.198148894743258</text:p>
          </table:table-cell>
          <table:table-cell table:formula="of:=[.V26]/[.$W$26]" office:value-type="float" office:value="0.196330802711034" calcext:value-type="float">
            <text:p>0.196330802711034</text:p>
          </table:table-cell>
          <table:table-cell table:formula="of:=SUM([.Z26:.AD26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</text:p>
          </table:table-cell>
          <table:table-cell table:formula="of:=SQRT(([.B3]-[.$K$10])^2+([.C3]-[.$L$10])^2+([.D3]-[.$M$10])^2+([.E3]-[.$N$10])^2+([.F3]-[.$O$10])^2)" office:value-type="float" office:value="6.35202722925917" calcext:value-type="float">
            <text:p>6.35202722925917</text:p>
          </table:table-cell>
          <table:table-cell table:formula="of:=SQRT(([.B3]-[.$K$11])^2+([.C3]-[.$L$11])^2+([.D3]-[.$M$11])^2+([.E3]-[.$N$11])^2+([.F3]-[.$O$11])^2)" office:value-type="float" office:value="11.9929703546502" calcext:value-type="float">
            <text:p>11.9929703546502</text:p>
          </table:table-cell>
          <table:table-cell table:formula="of:=SQRT(([.B3]-[.$K$12])^2+([.C3]-[.$L$12])^2+([.D3]-[.$M$12])^2+([.E3]-[.$N$12])^2+([.F3]-[.$O$12])^2)" office:value-type="float" office:value="15.4604614808069" calcext:value-type="float">
            <text:p>15.4604614808069</text:p>
          </table:table-cell>
          <table:table-cell table:formula="of:=SQRT(([.B3]-[.$K$13])^2+([.C3]-[.$L$13])^2+([.D3]-[.$M$13])^2+([.E3]-[.$N$13])^2+([.F3]-[.$O$13])^2)" office:value-type="float" office:value="11.1680285772313" calcext:value-type="float">
            <text:p>11.1680285772313</text:p>
          </table:table-cell>
          <table:table-cell table:formula="of:=SQRT(([.B3]-[.$K$14])^2+([.C3]-[.$L$14])^2+([.D3]-[.$M$14])^2+([.E3]-[.$N$14])^2+([.F3]-[.$O$14])^2)" office:value-type="float" office:value="9.63355778947839" calcext:value-type="float">
            <text:p>9.63355778947839</text:p>
          </table:table-cell>
          <table:table-cell table:formula="of:=SUM([.B27:.F27])" office:value-type="float" office:value="54.6070454314259" calcext:value-type="float">
            <text:p>54.6070454314259</text:p>
          </table:table-cell>
          <table:table-cell/>
          <table:table-cell office:value-type="string" calcext:value-type="string">
            <text:p>Point 1</text:p>
          </table:table-cell>
          <table:table-cell table:formula="of:=[.B27]/[.$G$27]" office:value-type="float" office:value="0.116322485112949" calcext:value-type="float">
            <text:p>0.116322485112949</text:p>
          </table:table-cell>
          <table:table-cell table:formula="of:=[.C27]/[.$G$27]" office:value-type="float" office:value="0.219623132141632" calcext:value-type="float">
            <text:p>0.219623132141632</text:p>
          </table:table-cell>
          <table:table-cell table:formula="of:=[.D27]/[.$G$27]" office:value-type="float" office:value="0.28312210189474" calcext:value-type="float">
            <text:p>0.28312210189474</text:p>
          </table:table-cell>
          <table:table-cell table:formula="of:=[.E27]/[.$G$27]" office:value-type="float" office:value="0.204516257728241" calcext:value-type="float">
            <text:p>0.204516257728241</text:p>
          </table:table-cell>
          <table:table-cell table:formula="of:=[.F27]/[.$G$27]" office:value-type="float" office:value="0.176416023122437" calcext:value-type="float">
            <text:p>0.176416023122437</text:p>
          </table:table-cell>
          <table:table-cell table:formula="of:=SUM([.J27:.N27])" office:value-type="float" office:value="1" calcext:value-type="float">
            <text:p>1</text:p>
          </table:table-cell>
          <table:table-cell/>
          <table:table-cell office:value-type="string" calcext:value-type="string">
            <text:p>Point 1</text:p>
          </table:table-cell>
          <table:table-cell table:formula="of:=EXP(-[.$R$22]*[.J27])" office:value-type="float" office:value="1.1233580799841" calcext:value-type="float">
            <text:p>1.1233580799841</text:p>
          </table:table-cell>
          <table:table-cell table:formula="of:=EXP(-[.$R$22]*[.K27])" office:value-type="float" office:value="1.2456072127972" calcext:value-type="float">
            <text:p>1.2456072127972</text:p>
          </table:table-cell>
          <table:table-cell table:formula="of:=EXP(-[.$R$22]*[.L27])" office:value-type="float" office:value="1.32726721376516" calcext:value-type="float">
            <text:p>1.32726721376516</text:p>
          </table:table-cell>
          <table:table-cell table:formula="of:=EXP(-[.$R$22]*[.M27])" office:value-type="float" office:value="1.22693140280093" calcext:value-type="float">
            <text:p>1.22693140280093</text:p>
          </table:table-cell>
          <table:table-cell table:formula="of:=EXP(-[.$R$22]*[.N27])" office:value-type="float" office:value="1.1929342436602" calcext:value-type="float">
            <text:p>1.1929342436602</text:p>
          </table:table-cell>
          <table:table-cell table:formula="of:=SUM([.R27:.V27])" office:value-type="float" office:value="6.1160981530076" calcext:value-type="float">
            <text:p>6.1160981530076</text:p>
          </table:table-cell>
          <table:table-cell/>
          <table:table-cell office:value-type="string" calcext:value-type="string">
            <text:p>Point 1</text:p>
          </table:table-cell>
          <table:table-cell table:formula="of:=[.R27]/[.$W$27]" office:value-type="float" office:value="0.183672343360234" calcext:value-type="float">
            <text:p>0.183672343360234</text:p>
          </table:table-cell>
          <table:table-cell table:formula="of:=[.S27]/[.$W$27]" office:value-type="float" office:value="0.203660435401069" calcext:value-type="float">
            <text:p>0.203660435401069</text:p>
          </table:table-cell>
          <table:table-cell table:formula="of:=[.T27]/[.$W$27]" office:value-type="float" office:value="0.217012085247925" calcext:value-type="float">
            <text:p>0.217012085247925</text:p>
          </table:table-cell>
          <table:table-cell table:formula="of:=[.U27]/[.$W$27]" office:value-type="float" office:value="0.200606885649405" calcext:value-type="float">
            <text:p>0.200606885649405</text:p>
          </table:table-cell>
          <table:table-cell table:formula="of:=[.V27]/[.$W$27]" office:value-type="float" office:value="0.195048250341368" calcext:value-type="float">
            <text:p>0.195048250341368</text:p>
          </table:table-cell>
          <table:table-cell table:formula="of:=SUM([.Z27:.AD27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2</text:p>
          </table:table-cell>
          <table:table-cell table:formula="of:=SQRT(([.B4]-[.$K$10])^2+([.C4]-[.$L$10])^2+([.D4]-[.$M$10])^2+([.E4]-[.$N$10])^2+([.F4]-[.$O$10])^2)" office:value-type="float" office:value="5.78516143242779" calcext:value-type="float">
            <text:p>5.78516143242779</text:p>
          </table:table-cell>
          <table:table-cell table:formula="of:=SQRT(([.B4]-[.$K$11])^2+([.C4]-[.$L$11])^2+([.D4]-[.$M$11])^2+([.E4]-[.$N$11])^2+([.F4]-[.$O$11])^2)" office:value-type="float" office:value="11.6237900041904" calcext:value-type="float">
            <text:p>11.6237900041904</text:p>
          </table:table-cell>
          <table:table-cell table:formula="of:=SQRT(([.B4]-[.$K$12])^2+([.C4]-[.$L$12])^2+([.D4]-[.$M$12])^2+([.E4]-[.$N$12])^2+([.F4]-[.$O$12])^2)" office:value-type="float" office:value="15.1243588571388" calcext:value-type="float">
            <text:p>15.1243588571388</text:p>
          </table:table-cell>
          <table:table-cell table:formula="of:=SQRT(([.B4]-[.$K$13])^2+([.C4]-[.$L$13])^2+([.D4]-[.$M$13])^2+([.E4]-[.$N$13])^2+([.F4]-[.$O$13])^2)" office:value-type="float" office:value="11.0341947030064" calcext:value-type="float">
            <text:p>11.0341947030064</text:p>
          </table:table-cell>
          <table:table-cell table:formula="of:=SQRT(([.B4]-[.$K$14])^2+([.C4]-[.$L$14])^2+([.D4]-[.$M$14])^2+([.E4]-[.$N$14])^2+([.F4]-[.$O$14])^2)" office:value-type="float" office:value="9.29963813872452" calcext:value-type="float">
            <text:p>9.29963813872452</text:p>
          </table:table-cell>
          <table:table-cell table:formula="of:=SUM([.B28:.F28])" office:value-type="float" office:value="52.867143135488" calcext:value-type="float">
            <text:p>52.867143135488</text:p>
          </table:table-cell>
          <table:table-cell/>
          <table:table-cell office:value-type="string" calcext:value-type="string">
            <text:p>Point 2</text:p>
          </table:table-cell>
          <table:table-cell table:formula="of:=[.B28]/[.$G$28]" office:value-type="float" office:value="0.109428296845955" calcext:value-type="float">
            <text:p>0.109428296845955</text:p>
          </table:table-cell>
          <table:table-cell table:formula="of:=[.C28]/[.$G$28]" office:value-type="float" office:value="0.219867942824165" calcext:value-type="float">
            <text:p>0.219867942824165</text:p>
          </table:table-cell>
          <table:table-cell table:formula="of:=[.D28]/[.$G$28]" office:value-type="float" office:value="0.286082393716227" calcext:value-type="float">
            <text:p>0.286082393716227</text:p>
          </table:table-cell>
          <table:table-cell table:formula="of:=[.E28]/[.$G$28]" office:value-type="float" office:value="0.208715547097522" calcext:value-type="float">
            <text:p>0.208715547097522</text:p>
          </table:table-cell>
          <table:table-cell table:formula="of:=[.F28]/[.$G$28]" office:value-type="float" office:value="0.175905819516129" calcext:value-type="float">
            <text:p>0.175905819516129</text:p>
          </table:table-cell>
          <table:table-cell table:formula="of:=SUM([.J28:.N28])" office:value-type="float" office:value="1" calcext:value-type="float">
            <text:p>1</text:p>
          </table:table-cell>
          <table:table-cell/>
          <table:table-cell office:value-type="string" calcext:value-type="string">
            <text:p>Point 2</text:p>
          </table:table-cell>
          <table:table-cell table:formula="of:=EXP(-[.$R$22]*[.J28])" office:value-type="float" office:value="1.11564007315511" calcext:value-type="float">
            <text:p>1.11564007315511</text:p>
          </table:table-cell>
          <table:table-cell table:formula="of:=EXP(-[.$R$22]*[.K28])" office:value-type="float" office:value="1.24591218807822" calcext:value-type="float">
            <text:p>1.24591218807822</text:p>
          </table:table-cell>
          <table:table-cell table:formula="of:=EXP(-[.$R$22]*[.L28])" office:value-type="float" office:value="1.33120213342466" calcext:value-type="float">
            <text:p>1.33120213342466</text:p>
          </table:table-cell>
          <table:table-cell table:formula="of:=EXP(-[.$R$22]*[.M28])" office:value-type="float" office:value="1.23209447582924" calcext:value-type="float">
            <text:p>1.23209447582924</text:p>
          </table:table-cell>
          <table:table-cell table:formula="of:=EXP(-[.$R$22]*[.N28])" office:value-type="float" office:value="1.1923257595456" calcext:value-type="float">
            <text:p>1.1923257595456</text:p>
          </table:table-cell>
          <table:table-cell table:formula="of:=SUM([.R28:.V28])" office:value-type="float" office:value="6.11717463003282" calcext:value-type="float">
            <text:p>6.11717463003282</text:p>
          </table:table-cell>
          <table:table-cell/>
          <table:table-cell office:value-type="string" calcext:value-type="string">
            <text:p>Point 2</text:p>
          </table:table-cell>
          <table:table-cell table:formula="of:=[.R28]/[.$W$28]" office:value-type="float" office:value="0.182378326699679" calcext:value-type="float">
            <text:p>0.182378326699679</text:p>
          </table:table-cell>
          <table:table-cell table:formula="of:=[.S28]/[.$W$28]" office:value-type="float" office:value="0.203674451594253" calcext:value-type="float">
            <text:p>0.203674451594253</text:p>
          </table:table-cell>
          <table:table-cell table:formula="of:=[.T28]/[.$W$28]" office:value-type="float" office:value="0.217617153986254" calcext:value-type="float">
            <text:p>0.217617153986254</text:p>
          </table:table-cell>
          <table:table-cell table:formula="of:=[.U28]/[.$W$28]" office:value-type="float" office:value="0.201415612655582" calcext:value-type="float">
            <text:p>0.201415612655582</text:p>
          </table:table-cell>
          <table:table-cell table:formula="of:=[.V28]/[.$W$28]" office:value-type="float" office:value="0.194914455064233" calcext:value-type="float">
            <text:p>0.194914455064233</text:p>
          </table:table-cell>
          <table:table-cell table:formula="of:=SUM([.Z28:.AD28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3</text:p>
          </table:table-cell>
          <table:table-cell table:formula="of:=SQRT(([.B5]-[.$K$10])^2+([.C5]-[.$L$10])^2+([.D5]-[.$M$10])^2+([.E5]-[.$N$10])^2+([.F5]-[.$O$10])^2)" office:value-type="float" office:value="6.52419932767615" calcext:value-type="float">
            <text:p>6.52419932767615</text:p>
          </table:table-cell>
          <table:table-cell table:formula="of:=SQRT(([.B5]-[.$K$11])^2+([.C5]-[.$L$11])^2+([.D5]-[.$M$11])^2+([.E5]-[.$N$11])^2+([.F5]-[.$O$11])^2)" office:value-type="float" office:value="11.2506060523652" calcext:value-type="float">
            <text:p>11.2506060523652</text:p>
          </table:table-cell>
          <table:table-cell table:formula="of:=SQRT(([.B5]-[.$K$12])^2+([.C5]-[.$L$12])^2+([.D5]-[.$M$12])^2+([.E5]-[.$N$12])^2+([.F5]-[.$O$12])^2)" office:value-type="float" office:value="14.8529454486817" calcext:value-type="float">
            <text:p>14.8529454486817</text:p>
          </table:table-cell>
          <table:table-cell table:formula="of:=SQRT(([.B5]-[.$K$13])^2+([.C5]-[.$L$13])^2+([.D5]-[.$M$13])^2+([.E5]-[.$N$13])^2+([.F5]-[.$O$13])^2)" office:value-type="float" office:value="10.8889784734774" calcext:value-type="float">
            <text:p>10.8889784734774</text:p>
          </table:table-cell>
          <table:table-cell table:formula="of:=SQRT(([.B5]-[.$K$14])^2+([.C5]-[.$L$14])^2+([.D5]-[.$M$14])^2+([.E5]-[.$N$14])^2+([.F5]-[.$O$14])^2)" office:value-type="float" office:value="9.51220473513999" calcext:value-type="float">
            <text:p>9.51220473513999</text:p>
          </table:table-cell>
          <table:table-cell table:formula="of:=SUM([.B29:.F29])" office:value-type="float" office:value="53.0289340373405" calcext:value-type="float">
            <text:p>53.0289340373405</text:p>
          </table:table-cell>
          <table:table-cell/>
          <table:table-cell office:value-type="string" calcext:value-type="string">
            <text:p>Point 3</text:p>
          </table:table-cell>
          <table:table-cell table:formula="of:=[.B29]/[.$G$29]" office:value-type="float" office:value="0.123030934830448" calcext:value-type="float">
            <text:p>0.123030934830448</text:p>
          </table:table-cell>
          <table:table-cell table:formula="of:=[.C29]/[.$G$29]" office:value-type="float" office:value="0.212159762525928" calcext:value-type="float">
            <text:p>0.212159762525928</text:p>
          </table:table-cell>
          <table:table-cell table:formula="of:=[.D29]/[.$G$29]" office:value-type="float" office:value="0.280091344816076" calcext:value-type="float">
            <text:p>0.280091344816076</text:p>
          </table:table-cell>
          <table:table-cell table:formula="of:=[.E29]/[.$G$29]" office:value-type="float" office:value="0.205340323563923" calcext:value-type="float">
            <text:p>0.205340323563923</text:p>
          </table:table-cell>
          <table:table-cell table:formula="of:=[.F29]/[.$G$29]" office:value-type="float" office:value="0.179377634263626" calcext:value-type="float">
            <text:p>0.179377634263626</text:p>
          </table:table-cell>
          <table:table-cell table:formula="of:=SUM([.J29:.N29])" office:value-type="float" office:value="1" calcext:value-type="float">
            <text:p>1</text:p>
          </table:table-cell>
          <table:table-cell/>
          <table:table-cell office:value-type="string" calcext:value-type="string">
            <text:p>Point 3</text:p>
          </table:table-cell>
          <table:table-cell table:formula="of:=EXP(-[.$R$22]*[.J29])" office:value-type="float" office:value="1.13091940520642" calcext:value-type="float">
            <text:p>1.13091940520642</text:p>
          </table:table-cell>
          <table:table-cell table:formula="of:=EXP(-[.$R$22]*[.K29])" office:value-type="float" office:value="1.23634539096364" calcext:value-type="float">
            <text:p>1.23634539096364</text:p>
          </table:table-cell>
          <table:table-cell table:formula="of:=EXP(-[.$R$22]*[.L29])" office:value-type="float" office:value="1.32325067890697" calcext:value-type="float">
            <text:p>1.32325067890697</text:p>
          </table:table-cell>
          <table:table-cell table:formula="of:=EXP(-[.$R$22]*[.M29])" office:value-type="float" office:value="1.22794289176221" calcext:value-type="float">
            <text:p>1.22794289176221</text:p>
          </table:table-cell>
          <table:table-cell table:formula="of:=EXP(-[.$R$22]*[.N29])" office:value-type="float" office:value="1.19647248787247" calcext:value-type="float">
            <text:p>1.19647248787247</text:p>
          </table:table-cell>
          <table:table-cell table:formula="of:=SUM([.R29:.V29])" office:value-type="float" office:value="6.11493085471172" calcext:value-type="float">
            <text:p>6.11493085471172</text:p>
          </table:table-cell>
          <table:table-cell/>
          <table:table-cell office:value-type="string" calcext:value-type="string">
            <text:p>Point 3</text:p>
          </table:table-cell>
          <table:table-cell table:formula="of:=[.R29]/[.$W$29]" office:value-type="float" office:value="0.184943940017738" calcext:value-type="float">
            <text:p>0.184943940017738</text:p>
          </table:table-cell>
          <table:table-cell table:formula="of:=[.S29]/[.$W$29]" office:value-type="float" office:value="0.202184688647952" calcext:value-type="float">
            <text:p>0.202184688647952</text:p>
          </table:table-cell>
          <table:table-cell table:formula="of:=[.T29]/[.$W$29]" office:value-type="float" office:value="0.216396670763231" calcext:value-type="float">
            <text:p>0.216396670763231</text:p>
          </table:table-cell>
          <table:table-cell table:formula="of:=[.U29]/[.$W$29]" office:value-type="float" office:value="0.200810593110149" calcext:value-type="float">
            <text:p>0.200810593110149</text:p>
          </table:table-cell>
          <table:table-cell table:formula="of:=[.V29]/[.$W$29]" office:value-type="float" office:value="0.19566410746093" calcext:value-type="float">
            <text:p>0.19566410746093</text:p>
          </table:table-cell>
          <table:table-cell table:formula="of:=SUM([.Z29:.AD29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4</text:p>
          </table:table-cell>
          <table:table-cell table:formula="of:=SQRT(([.B6]-[.$K$10])^2+([.C6]-[.$L$10])^2+([.D6]-[.$M$10])^2+([.E6]-[.$N$10])^2+([.F6]-[.$O$10])^2)" office:value-type="float" office:value="2.94931416218244" calcext:value-type="float">
            <text:p>2.94931416218244</text:p>
          </table:table-cell>
          <table:table-cell table:formula="of:=SQRT(([.B6]-[.$K$11])^2+([.C6]-[.$L$11])^2+([.D6]-[.$M$11])^2+([.E6]-[.$N$11])^2+([.F6]-[.$O$11])^2)" office:value-type="float" office:value="9.35170312967203" calcext:value-type="float">
            <text:p>9.35170312967203</text:p>
          </table:table-cell>
          <table:table-cell table:formula="of:=SQRT(([.B6]-[.$K$12])^2+([.C6]-[.$L$12])^2+([.D6]-[.$M$12])^2+([.E6]-[.$N$12])^2+([.F6]-[.$O$12])^2)" office:value-type="float" office:value="12.7353997613547" calcext:value-type="float">
            <text:p>12.7353997613547</text:p>
          </table:table-cell>
          <table:table-cell table:formula="of:=SQRT(([.B6]-[.$K$13])^2+([.C6]-[.$L$13])^2+([.D6]-[.$M$13])^2+([.E6]-[.$N$13])^2+([.F6]-[.$O$13])^2)" office:value-type="float" office:value="11.6796973554906" calcext:value-type="float">
            <text:p>11.6796973554906</text:p>
          </table:table-cell>
          <table:table-cell table:formula="of:=SQRT(([.B6]-[.$K$14])^2+([.C6]-[.$L$14])^2+([.D6]-[.$M$14])^2+([.E6]-[.$N$14])^2+([.F6]-[.$O$14])^2)" office:value-type="float" office:value="7.55425404677522" calcext:value-type="float">
            <text:p>7.55425404677522</text:p>
          </table:table-cell>
          <table:table-cell table:formula="of:=SUM([.B30:.F30])" office:value-type="float" office:value="44.270368455475" calcext:value-type="float">
            <text:p>44.270368455475</text:p>
          </table:table-cell>
          <table:table-cell/>
          <table:table-cell office:value-type="string" calcext:value-type="string">
            <text:p>Point 4</text:p>
          </table:table-cell>
          <table:table-cell table:formula="of:=[.B30]/[.$G$30]" office:value-type="float" office:value="0.066620501818247" calcext:value-type="float">
            <text:p>0.066620501818247</text:p>
          </table:table-cell>
          <table:table-cell table:formula="of:=[.C30]/[.$G$30]" office:value-type="float" office:value="0.211240688883751" calcext:value-type="float">
            <text:p>0.211240688883751</text:p>
          </table:table-cell>
          <table:table-cell table:formula="of:=[.D30]/[.$G$30]" office:value-type="float" office:value="0.287673227164652" calcext:value-type="float">
            <text:p>0.287673227164652</text:p>
          </table:table-cell>
          <table:table-cell table:formula="of:=[.E30]/[.$G$30]" office:value-type="float" office:value="0.263826522411655" calcext:value-type="float">
            <text:p>0.263826522411655</text:p>
          </table:table-cell>
          <table:table-cell table:formula="of:=[.F30]/[.$G$30]" office:value-type="float" office:value="0.170639059721694" calcext:value-type="float">
            <text:p>0.170639059721694</text:p>
          </table:table-cell>
          <table:table-cell table:formula="of:=SUM([.J30:.N30])" office:value-type="float" office:value="1" calcext:value-type="float">
            <text:p>1</text:p>
          </table:table-cell>
          <table:table-cell/>
          <table:table-cell office:value-type="string" calcext:value-type="string">
            <text:p>Point 4</text:p>
          </table:table-cell>
          <table:table-cell table:formula="of:=EXP(-[.$R$22]*[.J30])" office:value-type="float" office:value="1.0688897594745" calcext:value-type="float">
            <text:p>1.0688897594745</text:p>
          </table:table-cell>
          <table:table-cell table:formula="of:=EXP(-[.$R$22]*[.K30])" office:value-type="float" office:value="1.23520962051047" calcext:value-type="float">
            <text:p>1.23520962051047</text:p>
          </table:table-cell>
          <table:table-cell table:formula="of:=EXP(-[.$R$22]*[.L30])" office:value-type="float" office:value="1.33332153966932" calcext:value-type="float">
            <text:p>1.33332153966932</text:p>
          </table:table-cell>
          <table:table-cell table:formula="of:=EXP(-[.$R$22]*[.M30])" office:value-type="float" office:value="1.30190232583398" calcext:value-type="float">
            <text:p>1.30190232583398</text:p>
          </table:table-cell>
          <table:table-cell table:formula="of:=EXP(-[.$R$22]*[.N30])" office:value-type="float" office:value="1.18606257399801" calcext:value-type="float">
            <text:p>1.18606257399801</text:p>
          </table:table-cell>
          <table:table-cell table:formula="of:=SUM([.R30:.V30])" office:value-type="float" office:value="6.12538581948629" calcext:value-type="float">
            <text:p>6.12538581948629</text:p>
          </table:table-cell>
          <table:table-cell/>
          <table:table-cell office:value-type="string" calcext:value-type="string">
            <text:p>Point 4</text:p>
          </table:table-cell>
          <table:table-cell table:formula="of:=[.R30]/[.$W$30]" office:value-type="float" office:value="0.174501621771173" calcext:value-type="float">
            <text:p>0.174501621771173</text:p>
          </table:table-cell>
          <table:table-cell table:formula="of:=[.S30]/[.$W$30]" office:value-type="float" office:value="0.201654174432733" calcext:value-type="float">
            <text:p>0.201654174432733</text:p>
          </table:table-cell>
          <table:table-cell table:formula="of:=[.T30]/[.$W$30]" office:value-type="float" office:value="0.217671438006029" calcext:value-type="float">
            <text:p>0.217671438006029</text:p>
          </table:table-cell>
          <table:table-cell table:formula="of:=[.U30]/[.$W$30]" office:value-type="float" office:value="0.212542093543288" calcext:value-type="float">
            <text:p>0.212542093543288</text:p>
          </table:table-cell>
          <table:table-cell table:formula="of:=[.V30]/[.$W$30]" office:value-type="float" office:value="0.193630672246778" calcext:value-type="float">
            <text:p>0.193630672246778</text:p>
          </table:table-cell>
          <table:table-cell table:formula="of:=SUM([.Z30:.AD30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5</text:p>
          </table:table-cell>
          <table:table-cell table:formula="of:=SQRT(([.B7]-[.$K$10])^2+([.C7]-[.$L$10])^2+([.D7]-[.$M$10])^2+([.E7]-[.$N$10])^2+([.F7]-[.$O$10])^2)" office:value-type="float" office:value="3.90995541039152" calcext:value-type="float">
            <text:p>3.90995541039152</text:p>
          </table:table-cell>
          <table:table-cell table:formula="of:=SQRT(([.B7]-[.$K$11])^2+([.C7]-[.$L$11])^2+([.D7]-[.$M$11])^2+([.E7]-[.$N$11])^2+([.F7]-[.$O$11])^2)" office:value-type="float" office:value="9.20926546677408" calcext:value-type="float">
            <text:p>9.20926546677408</text:p>
          </table:table-cell>
          <table:table-cell table:formula="of:=SQRT(([.B7]-[.$K$12])^2+([.C7]-[.$L$12])^2+([.D7]-[.$M$12])^2+([.E7]-[.$N$12])^2+([.F7]-[.$O$12])^2)" office:value-type="float" office:value="12.5709173802676" calcext:value-type="float">
            <text:p>12.5709173802676</text:p>
          </table:table-cell>
          <table:table-cell table:formula="of:=SQRT(([.B7]-[.$K$13])^2+([.C7]-[.$L$13])^2+([.D7]-[.$M$13])^2+([.E7]-[.$N$13])^2+([.F7]-[.$O$13])^2)" office:value-type="float" office:value="12.2432438021896" calcext:value-type="float">
            <text:p>12.2432438021896</text:p>
          </table:table-cell>
          <table:table-cell table:formula="of:=SQRT(([.B7]-[.$K$14])^2+([.C7]-[.$L$14])^2+([.D7]-[.$M$14])^2+([.E7]-[.$N$14])^2+([.F7]-[.$O$14])^2)" office:value-type="float" office:value="8.04097423570178" calcext:value-type="float">
            <text:p>8.04097423570178</text:p>
          </table:table-cell>
          <table:table-cell table:formula="of:=SUM([.B31:.F31])" office:value-type="float" office:value="45.9743562953245" calcext:value-type="float">
            <text:p>45.9743562953245</text:p>
          </table:table-cell>
          <table:table-cell/>
          <table:table-cell office:value-type="string" calcext:value-type="string">
            <text:p>Point 5</text:p>
          </table:table-cell>
          <table:table-cell table:formula="of:=[.B31]/[.$G$31]" office:value-type="float" office:value="0.0850464416570667" calcext:value-type="float">
            <text:p>0.085046441657067</text:p>
          </table:table-cell>
          <table:table-cell table:formula="of:=[.C31]/[.$G$31]" office:value-type="float" office:value="0.200313092098924" calcext:value-type="float">
            <text:p>0.200313092098924</text:p>
          </table:table-cell>
          <table:table-cell table:formula="of:=[.D31]/[.$G$31]" office:value-type="float" office:value="0.273433243948344" calcext:value-type="float">
            <text:p>0.273433243948344</text:p>
          </table:table-cell>
          <table:table-cell table:formula="of:=[.E31]/[.$G$31]" office:value-type="float" office:value="0.266305932018774" calcext:value-type="float">
            <text:p>0.266305932018774</text:p>
          </table:table-cell>
          <table:table-cell table:formula="of:=[.F31]/[.$G$31]" office:value-type="float" office:value="0.174901290276891" calcext:value-type="float">
            <text:p>0.174901290276891</text:p>
          </table:table-cell>
          <table:table-cell table:formula="of:=SUM([.J31:.N31])" office:value-type="float" office:value="1" calcext:value-type="float">
            <text:p>1</text:p>
          </table:table-cell>
          <table:table-cell/>
          <table:table-cell office:value-type="string" calcext:value-type="string">
            <text:p>Point 5</text:p>
          </table:table-cell>
          <table:table-cell table:formula="of:=EXP(-[.$R$22]*[.J31])" office:value-type="float" office:value="1.08876762969716" calcext:value-type="float">
            <text:p>1.08876762969716</text:p>
          </table:table-cell>
          <table:table-cell table:formula="of:=EXP(-[.$R$22]*[.K31])" office:value-type="float" office:value="1.22178522958462" calcext:value-type="float">
            <text:p>1.22178522958462</text:p>
          </table:table-cell>
          <table:table-cell table:formula="of:=EXP(-[.$R$22]*[.L31])" office:value-type="float" office:value="1.31446960748209" calcext:value-type="float">
            <text:p>1.31446960748209</text:p>
          </table:table-cell>
          <table:table-cell table:formula="of:=EXP(-[.$R$22]*[.M31])" office:value-type="float" office:value="1.30513427998157" calcext:value-type="float">
            <text:p>1.30513427998157</text:p>
          </table:table-cell>
          <table:table-cell table:formula="of:=EXP(-[.$R$22]*[.N31])" office:value-type="float" office:value="1.19112863483149" calcext:value-type="float">
            <text:p>1.19112863483149</text:p>
          </table:table-cell>
          <table:table-cell table:formula="of:=SUM([.R31:.V31])" office:value-type="float" office:value="6.12128538157693" calcext:value-type="float">
            <text:p>6.12128538157693</text:p>
          </table:table-cell>
          <table:table-cell/>
          <table:table-cell office:value-type="string" calcext:value-type="string">
            <text:p>Point 5</text:p>
          </table:table-cell>
          <table:table-cell table:formula="of:=[.R31]/[.$W$31]" office:value-type="float" office:value="0.177865850361101" calcext:value-type="float">
            <text:p>0.177865850361101</text:p>
          </table:table-cell>
          <table:table-cell table:formula="of:=[.S31]/[.$W$31]" office:value-type="float" office:value="0.199596188287805" calcext:value-type="float">
            <text:p>0.199596188287805</text:p>
          </table:table-cell>
          <table:table-cell table:formula="of:=[.T31]/[.$W$31]" office:value-type="float" office:value="0.214737514352495" calcext:value-type="float">
            <text:p>0.214737514352495</text:p>
          </table:table-cell>
          <table:table-cell table:formula="of:=[.U31]/[.$W$31]" office:value-type="float" office:value="0.2132124543498" calcext:value-type="float">
            <text:p>0.2132124543498</text:p>
          </table:table-cell>
          <table:table-cell table:formula="of:=[.V31]/[.$W$31]" office:value-type="float" office:value="0.194587992648798" calcext:value-type="float">
            <text:p>0.194587992648798</text:p>
          </table:table-cell>
          <table:table-cell table:formula="of:=SUM([.Z31:.AD31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6</text:p>
          </table:table-cell>
          <table:table-cell table:formula="of:=SQRT(([.B8]-[.$K$10])^2+([.C8]-[.$L$10])^2+([.D8]-[.$M$10])^2+([.E8]-[.$N$10])^2+([.F8]-[.$O$10])^2)" office:value-type="float" office:value="2.86363938359038" calcext:value-type="float">
            <text:p>2.86363938359038</text:p>
          </table:table-cell>
          <table:table-cell table:formula="of:=SQRT(([.B8]-[.$K$11])^2+([.C8]-[.$L$11])^2+([.D8]-[.$M$11])^2+([.E8]-[.$N$11])^2+([.F8]-[.$O$11])^2)" office:value-type="float" office:value="9.17154424301151" calcext:value-type="float">
            <text:p>9.17154424301151</text:p>
          </table:table-cell>
          <table:table-cell table:formula="of:=SQRT(([.B8]-[.$K$12])^2+([.C8]-[.$L$12])^2+([.D8]-[.$M$12])^2+([.E8]-[.$N$12])^2+([.F8]-[.$O$12])^2)" office:value-type="float" office:value="12.5227824062991" calcext:value-type="float">
            <text:p>12.5227824062991</text:p>
          </table:table-cell>
          <table:table-cell table:formula="of:=SQRT(([.B8]-[.$K$13])^2+([.C8]-[.$L$13])^2+([.D8]-[.$M$13])^2+([.E8]-[.$N$13])^2+([.F8]-[.$O$13])^2)" office:value-type="float" office:value="11.5686569052701" calcext:value-type="float">
            <text:p>11.5686569052701</text:p>
          </table:table-cell>
          <table:table-cell table:formula="of:=SQRT(([.B8]-[.$K$14])^2+([.C8]-[.$L$14])^2+([.D8]-[.$M$14])^2+([.E8]-[.$N$14])^2+([.F8]-[.$O$14])^2)" office:value-type="float" office:value="7.56599773904405" calcext:value-type="float">
            <text:p>7.56599773904405</text:p>
          </table:table-cell>
          <table:table-cell table:formula="of:=SUM([.B32:.F32])" office:value-type="float" office:value="43.6926206772151" calcext:value-type="float">
            <text:p>43.6926206772151</text:p>
          </table:table-cell>
          <table:table-cell/>
          <table:table-cell office:value-type="string" calcext:value-type="string">
            <text:p>Point 6</text:p>
          </table:table-cell>
          <table:table-cell table:formula="of:=[.B32]/[.$G$32]" office:value-type="float" office:value="0.065540572737577" calcext:value-type="float">
            <text:p>0.065540572737577</text:p>
          </table:table-cell>
          <table:table-cell table:formula="of:=[.C32]/[.$G$32]" office:value-type="float" office:value="0.209910600482573" calcext:value-type="float">
            <text:p>0.209910600482573</text:p>
          </table:table-cell>
          <table:table-cell table:formula="of:=[.D32]/[.$G$32]" office:value-type="float" office:value="0.286610924503996" calcext:value-type="float">
            <text:p>0.286610924503996</text:p>
          </table:table-cell>
          <table:table-cell table:formula="of:=[.E32]/[.$G$32]" office:value-type="float" office:value="0.264773701507517" calcext:value-type="float">
            <text:p>0.264773701507517</text:p>
          </table:table-cell>
          <table:table-cell table:formula="of:=[.F32]/[.$G$32]" office:value-type="float" office:value="0.173164200768337" calcext:value-type="float">
            <text:p>0.173164200768337</text:p>
          </table:table-cell>
          <table:table-cell table:formula="of:=SUM([.J32:.N32])" office:value-type="float" office:value="1" calcext:value-type="float">
            <text:p>1</text:p>
          </table:table-cell>
          <table:table-cell/>
          <table:table-cell office:value-type="string" calcext:value-type="string">
            <text:p>Point 6</text:p>
          </table:table-cell>
          <table:table-cell table:formula="of:=EXP(-[.$R$22]*[.J32])" office:value-type="float" office:value="1.06773605740954" calcext:value-type="float">
            <text:p>1.06773605740954</text:p>
          </table:table-cell>
          <table:table-cell table:formula="of:=EXP(-[.$R$22]*[.K32])" office:value-type="float" office:value="1.23356777466332" calcext:value-type="float">
            <text:p>1.23356777466332</text:p>
          </table:table-cell>
          <table:table-cell table:formula="of:=EXP(-[.$R$22]*[.L32])" office:value-type="float" office:value="1.33190590070187" calcext:value-type="float">
            <text:p>1.33190590070187</text:p>
          </table:table-cell>
          <table:table-cell table:formula="of:=EXP(-[.$R$22]*[.M32])" office:value-type="float" office:value="1.30313604468598" calcext:value-type="float">
            <text:p>1.30313604468598</text:p>
          </table:table-cell>
          <table:table-cell table:formula="of:=EXP(-[.$R$22]*[.N32])" office:value-type="float" office:value="1.18906133383985" calcext:value-type="float">
            <text:p>1.18906133383985</text:p>
          </table:table-cell>
          <table:table-cell table:formula="of:=SUM([.R32:.V32])" office:value-type="float" office:value="6.12540711130057" calcext:value-type="float">
            <text:p>6.12540711130057</text:p>
          </table:table-cell>
          <table:table-cell/>
          <table:table-cell office:value-type="string" calcext:value-type="string">
            <text:p>Point 6</text:p>
          </table:table-cell>
          <table:table-cell table:formula="of:=[.R32]/[.$W$32]" office:value-type="float" office:value="0.174312668204487" calcext:value-type="float">
            <text:p>0.174312668204487</text:p>
          </table:table-cell>
          <table:table-cell table:formula="of:=[.S32]/[.$W$32]" office:value-type="float" office:value="0.201385434837066" calcext:value-type="float">
            <text:p>0.201385434837066</text:p>
          </table:table-cell>
          <table:table-cell table:formula="of:=[.T32]/[.$W$32]" office:value-type="float" office:value="0.217439572015495" calcext:value-type="float">
            <text:p>0.217439572015495</text:p>
          </table:table-cell>
          <table:table-cell table:formula="of:=[.U32]/[.$W$32]" office:value-type="float" office:value="0.212742764849355" calcext:value-type="float">
            <text:p>0.212742764849355</text:p>
          </table:table-cell>
          <table:table-cell table:formula="of:=[.V32]/[.$W$32]" office:value-type="float" office:value="0.194119560093596" calcext:value-type="float">
            <text:p>0.194119560093596</text:p>
          </table:table-cell>
          <table:table-cell table:formula="of:=SUM([.Z32:.AD32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7</text:p>
          </table:table-cell>
          <table:table-cell table:formula="of:=SQRT(([.B9]-[.$K$10])^2+([.C9]-[.$L$10])^2+([.D9]-[.$M$10])^2+([.E9]-[.$N$10])^2+([.F9]-[.$O$10])^2)" office:value-type="float" office:value="3.56385055091398" calcext:value-type="float">
            <text:p>3.56385055091398</text:p>
          </table:table-cell>
          <table:table-cell table:formula="of:=SQRT(([.B9]-[.$K$11])^2+([.C9]-[.$L$11])^2+([.D9]-[.$M$11])^2+([.E9]-[.$N$11])^2+([.F9]-[.$O$11])^2)" office:value-type="float" office:value="8.85404477126232" calcext:value-type="float">
            <text:p>8.85404477126232</text:p>
          </table:table-cell>
          <table:table-cell table:formula="of:=SQRT(([.B9]-[.$K$12])^2+([.C9]-[.$L$12])^2+([.D9]-[.$M$12])^2+([.E9]-[.$N$12])^2+([.F9]-[.$O$12])^2)" office:value-type="float" office:value="12.1816046296665" calcext:value-type="float">
            <text:p>12.1816046296665</text:p>
          </table:table-cell>
          <table:table-cell table:formula="of:=SQRT(([.B9]-[.$K$13])^2+([.C9]-[.$L$13])^2+([.D9]-[.$M$13])^2+([.E9]-[.$N$13])^2+([.F9]-[.$O$13])^2)" office:value-type="float" office:value="11.7741075752625" calcext:value-type="float">
            <text:p>11.7741075752625</text:p>
          </table:table-cell>
          <table:table-cell table:formula="of:=SQRT(([.B9]-[.$K$14])^2+([.C9]-[.$L$14])^2+([.D9]-[.$M$14])^2+([.E9]-[.$N$14])^2+([.F9]-[.$O$14])^2)" office:value-type="float" office:value="7.76545781362694" calcext:value-type="float">
            <text:p>7.76545781362694</text:p>
          </table:table-cell>
          <table:table-cell table:formula="of:=SUM([.B33:.F33])" office:value-type="float" office:value="44.1390653407323" calcext:value-type="float">
            <text:p>44.1390653407323</text:p>
          </table:table-cell>
          <table:table-cell/>
          <table:table-cell office:value-type="string" calcext:value-type="string">
            <text:p>Point 7</text:p>
          </table:table-cell>
          <table:table-cell table:formula="of:=[.B33]/[.$G$33]" office:value-type="float" office:value="0.0807414140603743" calcext:value-type="float">
            <text:p>0.080741414060374</text:p>
          </table:table-cell>
          <table:table-cell table:formula="of:=[.C33]/[.$G$33]" office:value-type="float" office:value="0.200594296750811" calcext:value-type="float">
            <text:p>0.200594296750811</text:p>
          </table:table-cell>
          <table:table-cell table:formula="of:=[.D33]/[.$G$33]" office:value-type="float" office:value="0.275982387384744" calcext:value-type="float">
            <text:p>0.275982387384744</text:p>
          </table:table-cell>
          <table:table-cell table:formula="of:=[.E33]/[.$G$33]" office:value-type="float" office:value="0.266750269503264" calcext:value-type="float">
            <text:p>0.266750269503264</text:p>
          </table:table-cell>
          <table:table-cell table:formula="of:=[.F33]/[.$G$33]" office:value-type="float" office:value="0.175931632300805" calcext:value-type="float">
            <text:p>0.175931632300805</text:p>
          </table:table-cell>
          <table:table-cell table:formula="of:=SUM([.J33:.N33])" office:value-type="float" office:value="1" calcext:value-type="float">
            <text:p>1</text:p>
          </table:table-cell>
          <table:table-cell/>
          <table:table-cell office:value-type="string" calcext:value-type="string">
            <text:p>Point 7</text:p>
          </table:table-cell>
          <table:table-cell table:formula="of:=EXP(-[.$R$22]*[.J33])" office:value-type="float" office:value="1.08409052975059" calcext:value-type="float">
            <text:p>1.08409052975059</text:p>
          </table:table-cell>
          <table:table-cell table:formula="of:=EXP(-[.$R$22]*[.K33])" office:value-type="float" office:value="1.22212884958629" calcext:value-type="float">
            <text:p>1.22212884958629</text:p>
          </table:table-cell>
          <table:table-cell table:formula="of:=EXP(-[.$R$22]*[.L33])" office:value-type="float" office:value="1.31782465348431" calcext:value-type="float">
            <text:p>1.31782465348431</text:p>
          </table:table-cell>
          <table:table-cell table:formula="of:=EXP(-[.$R$22]*[.M33])" office:value-type="float" office:value="1.30571432892366" calcext:value-type="float">
            <text:p>1.30571432892366</text:p>
          </table:table-cell>
          <table:table-cell table:formula="of:=EXP(-[.$R$22]*[.N33])" office:value-type="float" office:value="1.19235653719092" calcext:value-type="float">
            <text:p>1.19235653719092</text:p>
          </table:table-cell>
          <table:table-cell table:formula="of:=SUM([.R33:.V33])" office:value-type="float" office:value="6.12211489893577" calcext:value-type="float">
            <text:p>6.12211489893577</text:p>
          </table:table-cell>
          <table:table-cell/>
          <table:table-cell office:value-type="string" calcext:value-type="string">
            <text:p>Point 7</text:p>
          </table:table-cell>
          <table:table-cell table:formula="of:=[.R33]/[.$W$33]" office:value-type="float" office:value="0.177077782375342" calcext:value-type="float">
            <text:p>0.177077782375342</text:p>
          </table:table-cell>
          <table:table-cell table:formula="of:=[.S33]/[.$W$33]" office:value-type="float" office:value="0.199625271619574" calcext:value-type="float">
            <text:p>0.199625271619574</text:p>
          </table:table-cell>
          <table:table-cell table:formula="of:=[.T33]/[.$W$33]" office:value-type="float" office:value="0.215256439194467" calcext:value-type="float">
            <text:p>0.215256439194467</text:p>
          </table:table-cell>
          <table:table-cell table:formula="of:=[.U33]/[.$W$33]" office:value-type="float" office:value="0.213278311576713" calcext:value-type="float">
            <text:p>0.213278311576713</text:p>
          </table:table-cell>
          <table:table-cell table:formula="of:=[.V33]/[.$W$33]" office:value-type="float" office:value="0.194762195233903" calcext:value-type="float">
            <text:p>0.194762195233903</text:p>
          </table:table-cell>
          <table:table-cell table:formula="of:=SUM([.Z33:.AD33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8</text:p>
          </table:table-cell>
          <table:table-cell table:formula="of:=SQRT(([.B10]-[.$K$10])^2+([.C10]-[.$L$10])^2+([.D10]-[.$M$10])^2+([.E10]-[.$N$10])^2+([.F10]-[.$O$10])^2)" office:value-type="float" office:value="12.0542276508804" calcext:value-type="float">
            <text:p>12.0542276508804</text:p>
          </table:table-cell>
          <table:table-cell table:formula="of:=SQRT(([.B10]-[.$K$11])^2+([.C10]-[.$L$11])^2+([.D10]-[.$M$11])^2+([.E10]-[.$N$11])^2+([.F10]-[.$O$11])^2)" office:value-type="float" office:value="4.91345158330858" calcext:value-type="float">
            <text:p>4.91345158330858</text:p>
          </table:table-cell>
          <table:table-cell table:formula="of:=SQRT(([.B10]-[.$K$12])^2+([.C10]-[.$L$12])^2+([.D10]-[.$M$12])^2+([.E10]-[.$N$12])^2+([.F10]-[.$O$12])^2)" office:value-type="float" office:value="7.97278958028575" calcext:value-type="float">
            <text:p>7.97278958028575</text:p>
          </table:table-cell>
          <table:table-cell table:formula="of:=SQRT(([.B10]-[.$K$13])^2+([.C10]-[.$L$13])^2+([.D10]-[.$M$13])^2+([.E10]-[.$N$13])^2+([.F10]-[.$O$13])^2)" office:value-type="float" office:value="7.41586383288248" calcext:value-type="float">
            <text:p>7.41586383288248</text:p>
          </table:table-cell>
          <table:table-cell table:formula="of:=SQRT(([.B10]-[.$K$14])^2+([.C10]-[.$L$14])^2+([.D10]-[.$M$14])^2+([.E10]-[.$N$14])^2+([.F10]-[.$O$14])^2)" office:value-type="float" office:value="8.45801930449557" calcext:value-type="float">
            <text:p>8.45801930449557</text:p>
          </table:table-cell>
          <table:table-cell table:formula="of:=SUM([.B34:.F34])" office:value-type="float" office:value="40.8143519518528" calcext:value-type="float">
            <text:p>40.8143519518528</text:p>
          </table:table-cell>
          <table:table-cell/>
          <table:table-cell office:value-type="string" calcext:value-type="string">
            <text:p>Point 8</text:p>
          </table:table-cell>
          <table:table-cell table:formula="of:=[.B34]/[.$G$34]" office:value-type="float" office:value="0.29534286530141" calcext:value-type="float">
            <text:p>0.29534286530141</text:p>
          </table:table-cell>
          <table:table-cell table:formula="of:=[.C34]/[.$G$34]" office:value-type="float" office:value="0.120385387696583" calcext:value-type="float">
            <text:p>0.120385387696583</text:p>
          </table:table-cell>
          <table:table-cell table:formula="of:=[.D34]/[.$G$34]" office:value-type="float" office:value="0.195342794850472" calcext:value-type="float">
            <text:p>0.195342794850472</text:p>
          </table:table-cell>
          <table:table-cell table:formula="of:=[.E34]/[.$G$34]" office:value-type="float" office:value="0.181697453915983" calcext:value-type="float">
            <text:p>0.181697453915983</text:p>
          </table:table-cell>
          <table:table-cell table:formula="of:=[.F34]/[.$G$34]" office:value-type="float" office:value="0.207231498235552" calcext:value-type="float">
            <text:p>0.207231498235552</text:p>
          </table:table-cell>
          <table:table-cell table:formula="of:=SUM([.J34:.N34])" office:value-type="float" office:value="1" calcext:value-type="float">
            <text:p>1</text:p>
          </table:table-cell>
          <table:table-cell/>
          <table:table-cell office:value-type="string" calcext:value-type="string">
            <text:p>Point 8</text:p>
          </table:table-cell>
          <table:table-cell table:formula="of:=EXP(-[.$R$22]*[.J34])" office:value-type="float" office:value="1.3435869490658" calcext:value-type="float">
            <text:p>1.3435869490658</text:p>
          </table:table-cell>
          <table:table-cell table:formula="of:=EXP(-[.$R$22]*[.K34])" office:value-type="float" office:value="1.12793145873466" calcext:value-type="float">
            <text:p>1.12793145873466</text:p>
          </table:table-cell>
          <table:table-cell table:formula="of:=EXP(-[.$R$22]*[.L34])" office:value-type="float" office:value="1.21572766025035" calcext:value-type="float">
            <text:p>1.21572766025035</text:p>
          </table:table-cell>
          <table:table-cell table:formula="of:=EXP(-[.$R$22]*[.M34])" office:value-type="float" office:value="1.19925131020047" calcext:value-type="float">
            <text:p>1.19925131020047</text:p>
          </table:table-cell>
          <table:table-cell table:formula="of:=EXP(-[.$R$22]*[.N34])" office:value-type="float" office:value="1.23026734353669" calcext:value-type="float">
            <text:p>1.23026734353669</text:p>
          </table:table-cell>
          <table:table-cell table:formula="of:=SUM([.R34:.V34])" office:value-type="float" office:value="6.11676472178796" calcext:value-type="float">
            <text:p>6.11676472178796</text:p>
          </table:table-cell>
          <table:table-cell/>
          <table:table-cell office:value-type="string" calcext:value-type="string">
            <text:p>Point 8</text:p>
          </table:table-cell>
          <table:table-cell table:formula="of:=[.R34]/[.$W$34]" office:value-type="float" office:value="0.219656470401736" calcext:value-type="float">
            <text:p>0.219656470401736</text:p>
          </table:table-cell>
          <table:table-cell table:formula="of:=[.S34]/[.$W$34]" office:value-type="float" office:value="0.184400007199387" calcext:value-type="float">
            <text:p>0.184400007199387</text:p>
          </table:table-cell>
          <table:table-cell table:formula="of:=[.T34]/[.$W$34]" office:value-type="float" office:value="0.198753379530836" calcext:value-type="float">
            <text:p>0.198753379530836</text:p>
          </table:table-cell>
          <table:table-cell table:formula="of:=[.U34]/[.$W$34]" office:value-type="float" office:value="0.19605974150497" calcext:value-type="float">
            <text:p>0.19605974150497</text:p>
          </table:table-cell>
          <table:table-cell table:formula="of:=[.V34]/[.$W$34]" office:value-type="float" office:value="0.201130401363071" calcext:value-type="float">
            <text:p>0.201130401363071</text:p>
          </table:table-cell>
          <table:table-cell table:formula="of:=SUM([.Z34:.AD34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9</text:p>
          </table:table-cell>
          <table:table-cell table:formula="of:=SQRT(([.B11]-[.$K$10])^2+([.C11]-[.$L$10])^2+([.D11]-[.$M$10])^2+([.E11]-[.$N$10])^2+([.F11]-[.$O$10])^2)" office:value-type="float" office:value="11.6440559563775" calcext:value-type="float">
            <text:p>11.6440559563775</text:p>
          </table:table-cell>
          <table:table-cell table:formula="of:=SQRT(([.B11]-[.$K$11])^2+([.C11]-[.$L$11])^2+([.D11]-[.$M$11])^2+([.E11]-[.$N$11])^2+([.F11]-[.$O$11])^2)" office:value-type="float" office:value="3.70837275088651" calcext:value-type="float">
            <text:p>3.70837275088651</text:p>
          </table:table-cell>
          <table:table-cell table:formula="of:=SQRT(([.B11]-[.$K$12])^2+([.C11]-[.$L$12])^2+([.D11]-[.$M$12])^2+([.E11]-[.$N$12])^2+([.F11]-[.$O$12])^2)" office:value-type="float" office:value="6.84877335305477" calcext:value-type="float">
            <text:p>6.84877335305477</text:p>
          </table:table-cell>
          <table:table-cell table:formula="of:=SQRT(([.B11]-[.$K$13])^2+([.C11]-[.$L$13])^2+([.D11]-[.$M$13])^2+([.E11]-[.$N$13])^2+([.F11]-[.$O$13])^2)" office:value-type="float" office:value="7.58264933805161" calcext:value-type="float">
            <text:p>7.58264933805161</text:p>
          </table:table-cell>
          <table:table-cell table:formula="of:=SQRT(([.B11]-[.$K$14])^2+([.C11]-[.$L$14])^2+([.D11]-[.$M$14])^2+([.E11]-[.$N$14])^2+([.F11]-[.$O$14])^2)" office:value-type="float" office:value="8.42709049703513" calcext:value-type="float">
            <text:p>8.42709049703513</text:p>
          </table:table-cell>
          <table:table-cell table:formula="of:=SUM([.B35:.F35])" office:value-type="float" office:value="38.2109418954055" calcext:value-type="float">
            <text:p>38.2109418954055</text:p>
          </table:table-cell>
          <table:table-cell/>
          <table:table-cell office:value-type="string" calcext:value-type="string">
            <text:p>Point 9</text:p>
          </table:table-cell>
          <table:table-cell table:formula="of:=[.B35]/[.$G$35]" office:value-type="float" office:value="0.30473093252322" calcext:value-type="float">
            <text:p>0.30473093252322</text:p>
          </table:table-cell>
          <table:table-cell table:formula="of:=[.C35]/[.$G$35]" office:value-type="float" office:value="0.0970500219815939" calcext:value-type="float">
            <text:p>0.097050021981594</text:p>
          </table:table-cell>
          <table:table-cell table:formula="of:=[.D35]/[.$G$35]" office:value-type="float" office:value="0.179235920742332" calcext:value-type="float">
            <text:p>0.179235920742332</text:p>
          </table:table-cell>
          <table:table-cell table:formula="of:=[.E35]/[.$G$35]" office:value-type="float" office:value="0.19844183267734" calcext:value-type="float">
            <text:p>0.19844183267734</text:p>
          </table:table-cell>
          <table:table-cell table:formula="of:=[.F35]/[.$G$35]" office:value-type="float" office:value="0.220541292075514" calcext:value-type="float">
            <text:p>0.220541292075514</text:p>
          </table:table-cell>
          <table:table-cell table:formula="of:=SUM([.J35:.N35])" office:value-type="float" office:value="1" calcext:value-type="float">
            <text:p>1</text:p>
          </table:table-cell>
          <table:table-cell/>
          <table:table-cell office:value-type="string" calcext:value-type="string">
            <text:p>Point 9</text:p>
          </table:table-cell>
          <table:table-cell table:formula="of:=EXP(-[.$R$22]*[.J35])" office:value-type="float" office:value="1.35626002844332" calcext:value-type="float">
            <text:p>1.35626002844332</text:p>
          </table:table-cell>
          <table:table-cell table:formula="of:=EXP(-[.$R$22]*[.K35])" office:value-type="float" office:value="1.1019154922389" calcext:value-type="float">
            <text:p>1.1019154922389</text:p>
          </table:table-cell>
          <table:table-cell table:formula="of:=EXP(-[.$R$22]*[.L35])" office:value-type="float" office:value="1.19630294355673" calcext:value-type="float">
            <text:p>1.19630294355673</text:p>
          </table:table-cell>
          <table:table-cell table:formula="of:=EXP(-[.$R$22]*[.M35])" office:value-type="float" office:value="1.21950109023776" calcext:value-type="float">
            <text:p>1.21950109023776</text:p>
          </table:table-cell>
          <table:table-cell table:formula="of:=EXP(-[.$R$22]*[.N35])" office:value-type="float" office:value="1.24675140462851" calcext:value-type="float">
            <text:p>1.24675140462851</text:p>
          </table:table-cell>
          <table:table-cell table:formula="of:=SUM([.R35:.V35])" office:value-type="float" office:value="6.12073095910522" calcext:value-type="float">
            <text:p>6.12073095910522</text:p>
          </table:table-cell>
          <table:table-cell/>
          <table:table-cell office:value-type="string" calcext:value-type="string">
            <text:p>Point 9</text:p>
          </table:table-cell>
          <table:table-cell table:formula="of:=[.R35]/[.$W$35]" office:value-type="float" office:value="0.221584650183937" calcext:value-type="float">
            <text:p>0.221584650183937</text:p>
          </table:table-cell>
          <table:table-cell table:formula="of:=[.S35]/[.$W$35]" office:value-type="float" office:value="0.180030048633274" calcext:value-type="float">
            <text:p>0.180030048633274</text:p>
          </table:table-cell>
          <table:table-cell table:formula="of:=[.T35]/[.$W$35]" office:value-type="float" office:value="0.195450992953236" calcext:value-type="float">
            <text:p>0.195450992953236</text:p>
          </table:table-cell>
          <table:table-cell table:formula="of:=[.U35]/[.$W$35]" office:value-type="float" office:value="0.199241087116176" calcext:value-type="float">
            <text:p>0.199241087116176</text:p>
          </table:table-cell>
          <table:table-cell table:formula="of:=[.V35]/[.$W$35]" office:value-type="float" office:value="0.203693221113377" calcext:value-type="float">
            <text:p>0.203693221113377</text:p>
          </table:table-cell>
          <table:table-cell table:formula="of:=SUM([.Z35:.AD35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0</text:p>
          </table:table-cell>
          <table:table-cell table:formula="of:=SQRT(([.B12]-[.$K$10])^2+([.C12]-[.$L$10])^2+([.D12]-[.$M$10])^2+([.E12]-[.$N$10])^2+([.F12]-[.$O$10])^2)" office:value-type="float" office:value="11.3437008445767" calcext:value-type="float">
            <text:p>11.3437008445767</text:p>
          </table:table-cell>
          <table:table-cell table:formula="of:=SQRT(([.B12]-[.$K$11])^2+([.C12]-[.$L$11])^2+([.D12]-[.$M$11])^2+([.E12]-[.$N$11])^2+([.F12]-[.$O$11])^2)" office:value-type="float" office:value="4.29372999238629" calcext:value-type="float">
            <text:p>4.29372999238629</text:p>
          </table:table-cell>
          <table:table-cell table:formula="of:=SQRT(([.B12]-[.$K$12])^2+([.C12]-[.$L$12])^2+([.D12]-[.$M$12])^2+([.E12]-[.$N$12])^2+([.F12]-[.$O$12])^2)" office:value-type="float" office:value="7.72198840244616" calcext:value-type="float">
            <text:p>7.72198840244616</text:p>
          </table:table-cell>
          <table:table-cell table:formula="of:=SQRT(([.B12]-[.$K$13])^2+([.C12]-[.$L$13])^2+([.D12]-[.$M$13])^2+([.E12]-[.$N$13])^2+([.F12]-[.$O$13])^2)" office:value-type="float" office:value="7.47521740525682" calcext:value-type="float">
            <text:p>7.47521740525682</text:p>
          </table:table-cell>
          <table:table-cell table:formula="of:=SQRT(([.B12]-[.$K$14])^2+([.C12]-[.$L$14])^2+([.D12]-[.$M$14])^2+([.E12]-[.$N$14])^2+([.F12]-[.$O$14])^2)" office:value-type="float" office:value="7.79291932443932" calcext:value-type="float">
            <text:p>7.79291932443932</text:p>
          </table:table-cell>
          <table:table-cell table:formula="of:=SUM([.B36:.F36])" office:value-type="float" office:value="38.6275559691053" calcext:value-type="float">
            <text:p>38.6275559691053</text:p>
          </table:table-cell>
          <table:table-cell/>
          <table:table-cell office:value-type="string" calcext:value-type="string">
            <text:p>Point 10</text:p>
          </table:table-cell>
          <table:table-cell table:formula="of:=[.B36]/[.$G$36]" office:value-type="float" office:value="0.293668614541637" calcext:value-type="float">
            <text:p>0.293668614541637</text:p>
          </table:table-cell>
          <table:table-cell table:formula="of:=[.C36]/[.$G$36]" office:value-type="float" office:value="0.111157174837063" calcext:value-type="float">
            <text:p>0.111157174837063</text:p>
          </table:table-cell>
          <table:table-cell table:formula="of:=[.D36]/[.$G$36]" office:value-type="float" office:value="0.199908801080304" calcext:value-type="float">
            <text:p>0.199908801080304</text:p>
          </table:table-cell>
          <table:table-cell table:formula="of:=[.E36]/[.$G$36]" office:value-type="float" office:value="0.193520330699555" calcext:value-type="float">
            <text:p>0.193520330699555</text:p>
          </table:table-cell>
          <table:table-cell table:formula="of:=[.F36]/[.$G$36]" office:value-type="float" office:value="0.201745078841441" calcext:value-type="float">
            <text:p>0.201745078841441</text:p>
          </table:table-cell>
          <table:table-cell table:formula="of:=SUM([.J36:.N36])" office:value-type="float" office:value="1" calcext:value-type="float">
            <text:p>1</text:p>
          </table:table-cell>
          <table:table-cell/>
          <table:table-cell office:value-type="string" calcext:value-type="string">
            <text:p>Point 10</text:p>
          </table:table-cell>
          <table:table-cell table:formula="of:=EXP(-[.$R$22]*[.J36])" office:value-type="float" office:value="1.34133932965978" calcext:value-type="float">
            <text:p>1.34133932965978</text:p>
          </table:table-cell>
          <table:table-cell table:formula="of:=EXP(-[.$R$22]*[.K36])" office:value-type="float" office:value="1.11757054701962" calcext:value-type="float">
            <text:p>1.11757054701962</text:p>
          </table:table-cell>
          <table:table-cell table:formula="of:=EXP(-[.$R$22]*[.L36])" office:value-type="float" office:value="1.22129137262731" calcext:value-type="float">
            <text:p>1.22129137262731</text:p>
          </table:table-cell>
          <table:table-cell table:formula="of:=EXP(-[.$R$22]*[.M36])" office:value-type="float" office:value="1.21351405789042" calcext:value-type="float">
            <text:p>1.21351405789042</text:p>
          </table:table-cell>
          <table:table-cell table:formula="of:=EXP(-[.$R$22]*[.N36])" office:value-type="float" office:value="1.22353606312161" calcext:value-type="float">
            <text:p>1.22353606312161</text:p>
          </table:table-cell>
          <table:table-cell table:formula="of:=SUM([.R36:.V36])" office:value-type="float" office:value="6.11725137031875" calcext:value-type="float">
            <text:p>6.11725137031875</text:p>
          </table:table-cell>
          <table:table-cell/>
          <table:table-cell office:value-type="string" calcext:value-type="string">
            <text:p>Point 10</text:p>
          </table:table-cell>
          <table:table-cell table:formula="of:=[.R36]/[.$W$36]" office:value-type="float" office:value="0.219271572877982" calcext:value-type="float">
            <text:p>0.219271572877982</text:p>
          </table:table-cell>
          <table:table-cell table:formula="of:=[.S36]/[.$W$36]" office:value-type="float" office:value="0.182691617421861" calcext:value-type="float">
            <text:p>0.182691617421861</text:p>
          </table:table-cell>
          <table:table-cell table:formula="of:=[.T36]/[.$W$36]" office:value-type="float" office:value="0.199647079822988" calcext:value-type="float">
            <text:p>0.199647079822988</text:p>
          </table:table-cell>
          <table:table-cell table:formula="of:=[.U36]/[.$W$36]" office:value-type="float" office:value="0.198375705758711" calcext:value-type="float">
            <text:p>0.198375705758711</text:p>
          </table:table-cell>
          <table:table-cell table:formula="of:=[.V36]/[.$W$36]" office:value-type="float" office:value="0.200014024118459" calcext:value-type="float">
            <text:p>0.200014024118459</text:p>
          </table:table-cell>
          <table:table-cell table:formula="of:=SUM([.Z36:.AD36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1</text:p>
          </table:table-cell>
          <table:table-cell table:formula="of:=SQRT(([.B13]-[.$K$10])^2+([.C13]-[.$L$10])^2+([.D13]-[.$M$10])^2+([.E13]-[.$N$10])^2+([.F13]-[.$O$10])^2)" office:value-type="float" office:value="11.4781475986001" calcext:value-type="float">
            <text:p>11.4781475986001</text:p>
          </table:table-cell>
          <table:table-cell table:formula="of:=SQRT(([.B13]-[.$K$11])^2+([.C13]-[.$L$11])^2+([.D13]-[.$M$11])^2+([.E13]-[.$N$11])^2+([.F13]-[.$O$11])^2)" office:value-type="float" office:value="3.40673365990322" calcext:value-type="float">
            <text:p>3.40673365990322</text:p>
          </table:table-cell>
          <table:table-cell table:formula="of:=SQRT(([.B13]-[.$K$12])^2+([.C13]-[.$L$12])^2+([.D13]-[.$M$12])^2+([.E13]-[.$N$12])^2+([.F13]-[.$O$12])^2)" office:value-type="float" office:value="6.7237834761028" calcext:value-type="float">
            <text:p>6.7237834761028</text:p>
          </table:table-cell>
          <table:table-cell table:formula="of:=SQRT(([.B13]-[.$K$13])^2+([.C13]-[.$L$13])^2+([.D13]-[.$M$13])^2+([.E13]-[.$N$13])^2+([.F13]-[.$O$13])^2)" office:value-type="float" office:value="7.73926957379406" calcext:value-type="float">
            <text:p>7.73926957379406</text:p>
          </table:table-cell>
          <table:table-cell table:formula="of:=SQRT(([.B13]-[.$K$14])^2+([.C13]-[.$L$14])^2+([.D13]-[.$M$14])^2+([.E13]-[.$N$14])^2+([.F13]-[.$O$14])^2)" office:value-type="float" office:value="8.2987225481528" calcext:value-type="float">
            <text:p>8.2987225481528</text:p>
          </table:table-cell>
          <table:table-cell table:formula="of:=SUM([.B37:.F37])" office:value-type="float" office:value="37.646656856553" calcext:value-type="float">
            <text:p>37.646656856553</text:p>
          </table:table-cell>
          <table:table-cell/>
          <table:table-cell office:value-type="string" calcext:value-type="string">
            <text:p>Point 11</text:p>
          </table:table-cell>
          <table:table-cell table:formula="of:=[.B37]/[.$G$37]" office:value-type="float" office:value="0.304891550990461" calcext:value-type="float">
            <text:p>0.304891550990461</text:p>
          </table:table-cell>
          <table:table-cell table:formula="of:=[.C37]/[.$G$37]" office:value-type="float" office:value="0.0904923290502015" calcext:value-type="float">
            <text:p>0.090492329050202</text:p>
          </table:table-cell>
          <table:table-cell table:formula="of:=[.D37]/[.$G$37]" office:value-type="float" office:value="0.178602405566125" calcext:value-type="float">
            <text:p>0.178602405566125</text:p>
          </table:table-cell>
          <table:table-cell table:formula="of:=[.E37]/[.$G$37]" office:value-type="float" office:value="0.205576543045599" calcext:value-type="float">
            <text:p>0.205576543045599</text:p>
          </table:table-cell>
          <table:table-cell table:formula="of:=[.F37]/[.$G$37]" office:value-type="float" office:value="0.220437171347614" calcext:value-type="float">
            <text:p>0.220437171347614</text:p>
          </table:table-cell>
          <table:table-cell table:formula="of:=SUM([.J37:.N37])" office:value-type="float" office:value="1" calcext:value-type="float">
            <text:p>1</text:p>
          </table:table-cell>
          <table:table-cell/>
          <table:table-cell office:value-type="string" calcext:value-type="string">
            <text:p>Point 11</text:p>
          </table:table-cell>
          <table:table-cell table:formula="of:=EXP(-[.$R$22]*[.J37])" office:value-type="float" office:value="1.3564778863458" calcext:value-type="float">
            <text:p>1.3564778863458</text:p>
          </table:table-cell>
          <table:table-cell table:formula="of:=EXP(-[.$R$22]*[.K37])" office:value-type="float" office:value="1.09471311012013" calcext:value-type="float">
            <text:p>1.09471311012013</text:p>
          </table:table-cell>
          <table:table-cell table:formula="of:=EXP(-[.$R$22]*[.L37])" office:value-type="float" office:value="1.19554530749895" calcext:value-type="float">
            <text:p>1.19554530749895</text:p>
          </table:table-cell>
          <table:table-cell table:formula="of:=EXP(-[.$R$22]*[.M37])" office:value-type="float" office:value="1.22823299005772" calcext:value-type="float">
            <text:p>1.22823299005772</text:p>
          </table:table-cell>
          <table:table-cell table:formula="of:=EXP(-[.$R$22]*[.N37])" office:value-type="float" office:value="1.24662159872261" calcext:value-type="float">
            <text:p>1.24662159872261</text:p>
          </table:table-cell>
          <table:table-cell table:formula="of:=SUM([.R37:.V37])" office:value-type="float" office:value="6.12159089274521" calcext:value-type="float">
            <text:p>6.12159089274521</text:p>
          </table:table-cell>
          <table:table-cell/>
          <table:table-cell office:value-type="string" calcext:value-type="string">
            <text:p>Point 11</text:p>
          </table:table-cell>
          <table:table-cell table:formula="of:=[.R37]/[.$W$37]" office:value-type="float" office:value="0.221589111411118" calcext:value-type="float">
            <text:p>0.221589111411118</text:p>
          </table:table-cell>
          <table:table-cell table:formula="of:=[.S37]/[.$W$37]" office:value-type="float" office:value="0.178828204840916" calcext:value-type="float">
            <text:p>0.178828204840916</text:p>
          </table:table-cell>
          <table:table-cell table:formula="of:=[.T37]/[.$W$37]" office:value-type="float" office:value="0.195299772305237" calcext:value-type="float">
            <text:p>0.195299772305237</text:p>
          </table:table-cell>
          <table:table-cell table:formula="of:=[.U37]/[.$W$37]" office:value-type="float" office:value="0.200639508842924" calcext:value-type="float">
            <text:p>0.200639508842924</text:p>
          </table:table-cell>
          <table:table-cell table:formula="of:=[.V37]/[.$W$37]" office:value-type="float" office:value="0.203643402599805" calcext:value-type="float">
            <text:p>0.203643402599805</text:p>
          </table:table-cell>
          <table:table-cell table:formula="of:=SUM([.Z37:.AD37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2</text:p>
          </table:table-cell>
          <table:table-cell table:formula="of:=SQRT(([.B14]-[.$K$10])^2+([.C14]-[.$L$10])^2+([.D14]-[.$M$10])^2+([.E14]-[.$N$10])^2+([.F14]-[.$O$10])^2)" office:value-type="float" office:value="13.9752626147507" calcext:value-type="float">
            <text:p>13.9752626147507</text:p>
          </table:table-cell>
          <table:table-cell table:formula="of:=SQRT(([.B14]-[.$K$11])^2+([.C14]-[.$L$11])^2+([.D14]-[.$M$11])^2+([.E14]-[.$N$11])^2+([.F14]-[.$O$11])^2)" office:value-type="float" office:value="13.2774047301239" calcext:value-type="float">
            <text:p>13.2774047301239</text:p>
          </table:table-cell>
          <table:table-cell table:formula="of:=SQRT(([.B14]-[.$K$12])^2+([.C14]-[.$L$12])^2+([.D14]-[.$M$12])^2+([.E14]-[.$N$12])^2+([.F14]-[.$O$12])^2)" office:value-type="float" office:value="12.851853801048" calcext:value-type="float">
            <text:p>12.851853801048</text:p>
          </table:table-cell>
          <table:table-cell table:formula="of:=SQRT(([.B14]-[.$K$13])^2+([.C14]-[.$L$13])^2+([.D14]-[.$M$13])^2+([.E14]-[.$N$13])^2+([.F14]-[.$O$13])^2)" office:value-type="float" office:value="5.79010866667065" calcext:value-type="float">
            <text:p>5.79010866667065</text:p>
          </table:table-cell>
          <table:table-cell table:formula="of:=SQRT(([.B14]-[.$K$14])^2+([.C14]-[.$L$14])^2+([.D14]-[.$M$14])^2+([.E14]-[.$N$14])^2+([.F14]-[.$O$14])^2)" office:value-type="float" office:value="6.14207296091635" calcext:value-type="float">
            <text:p>6.14207296091635</text:p>
          </table:table-cell>
          <table:table-cell table:formula="of:=SUM([.B38:.F38])" office:value-type="float" office:value="52.0367027735097" calcext:value-type="float">
            <text:p>52.0367027735097</text:p>
          </table:table-cell>
          <table:table-cell/>
          <table:table-cell office:value-type="string" calcext:value-type="string">
            <text:p>Point 12</text:p>
          </table:table-cell>
          <table:table-cell table:formula="of:=[.B38]/[.$G$38]" office:value-type="float" office:value="0.268565490699482" calcext:value-type="float">
            <text:p>0.268565490699482</text:p>
          </table:table-cell>
          <table:table-cell table:formula="of:=[.C38]/[.$G$38]" office:value-type="float" office:value="0.255154612464859" calcext:value-type="float">
            <text:p>0.255154612464859</text:p>
          </table:table-cell>
          <table:table-cell table:formula="of:=[.D38]/[.$G$38]" office:value-type="float" office:value="0.24697671289793" calcext:value-type="float">
            <text:p>0.24697671289793</text:p>
          </table:table-cell>
          <table:table-cell table:formula="of:=[.E38]/[.$G$38]" office:value-type="float" office:value="0.111269706919598" calcext:value-type="float">
            <text:p>0.111269706919598</text:p>
          </table:table-cell>
          <table:table-cell table:formula="of:=[.F38]/[.$G$38]" office:value-type="float" office:value="0.118033477018131" calcext:value-type="float">
            <text:p>0.118033477018131</text:p>
          </table:table-cell>
          <table:table-cell table:formula="of:=SUM([.J38:.N38])" office:value-type="float" office:value="1" calcext:value-type="float">
            <text:p>1</text:p>
          </table:table-cell>
          <table:table-cell/>
          <table:table-cell office:value-type="string" calcext:value-type="string">
            <text:p>Point 12</text:p>
          </table:table-cell>
          <table:table-cell table:formula="of:=EXP(-[.$R$22]*[.J38])" office:value-type="float" office:value="1.30808664173458" calcext:value-type="float">
            <text:p>1.30808664173458</text:p>
          </table:table-cell>
          <table:table-cell table:formula="of:=EXP(-[.$R$22]*[.K38])" office:value-type="float" office:value="1.29066115774995" calcext:value-type="float">
            <text:p>1.29066115774995</text:p>
          </table:table-cell>
          <table:table-cell table:formula="of:=EXP(-[.$R$22]*[.L38])" office:value-type="float" office:value="1.28014930146371" calcext:value-type="float">
            <text:p>1.28014930146371</text:p>
          </table:table-cell>
          <table:table-cell table:formula="of:=EXP(-[.$R$22]*[.M38])" office:value-type="float" office:value="1.11769631663709" calcext:value-type="float">
            <text:p>1.11769631663709</text:p>
          </table:table-cell>
          <table:table-cell table:formula="of:=EXP(-[.$R$22]*[.N38])" office:value-type="float" office:value="1.1252817818154" calcext:value-type="float">
            <text:p>1.1252817818154</text:p>
          </table:table-cell>
          <table:table-cell table:formula="of:=SUM([.R38:.V38])" office:value-type="float" office:value="6.12187519940072" calcext:value-type="float">
            <text:p>6.12187519940072</text:p>
          </table:table-cell>
          <table:table-cell/>
          <table:table-cell office:value-type="string" calcext:value-type="string">
            <text:p>Point 12</text:p>
          </table:table-cell>
          <table:table-cell table:formula="of:=[.R38]/[.$W$38]" office:value-type="float" office:value="0.21367417647825" calcext:value-type="float">
            <text:p>0.21367417647825</text:p>
          </table:table-cell>
          <table:table-cell table:formula="of:=[.S38]/[.$W$38]" office:value-type="float" office:value="0.210827747334067" calcext:value-type="float">
            <text:p>0.210827747334067</text:p>
          </table:table-cell>
          <table:table-cell table:formula="of:=[.T38]/[.$W$38]" office:value-type="float" office:value="0.209110649885354" calcext:value-type="float">
            <text:p>0.209110649885354</text:p>
          </table:table-cell>
          <table:table-cell table:formula="of:=[.U38]/[.$W$38]" office:value-type="float" office:value="0.182574175433452" calcext:value-type="float">
            <text:p>0.182574175433452</text:p>
          </table:table-cell>
          <table:table-cell table:formula="of:=[.V38]/[.$W$38]" office:value-type="float" office:value="0.183813250868877" calcext:value-type="float">
            <text:p>0.183813250868877</text:p>
          </table:table-cell>
          <table:table-cell table:formula="of:=SUM([.Z38:.AD38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3</text:p>
          </table:table-cell>
          <table:table-cell table:formula="of:=SQRT(([.B15]-[.$K$10])^2+([.C15]-[.$L$10])^2+([.D15]-[.$M$10])^2+([.E15]-[.$N$10])^2+([.F15]-[.$O$10])^2)" office:value-type="float" office:value="13.9035277704347" calcext:value-type="float">
            <text:p>13.9035277704347</text:p>
          </table:table-cell>
          <table:table-cell table:formula="of:=SQRT(([.B15]-[.$K$11])^2+([.C15]-[.$L$11])^2+([.D15]-[.$M$11])^2+([.E15]-[.$N$11])^2+([.F15]-[.$O$11])^2)" office:value-type="float" office:value="13.4589676551925" calcext:value-type="float">
            <text:p>13.4589676551925</text:p>
          </table:table-cell>
          <table:table-cell table:formula="of:=SQRT(([.B15]-[.$K$12])^2+([.C15]-[.$L$12])^2+([.D15]-[.$M$12])^2+([.E15]-[.$N$12])^2+([.F15]-[.$O$12])^2)" office:value-type="float" office:value="13.0047751016891" calcext:value-type="float">
            <text:p>13.0047751016891</text:p>
          </table:table-cell>
          <table:table-cell table:formula="of:=SQRT(([.B15]-[.$K$13])^2+([.C15]-[.$L$13])^2+([.D15]-[.$M$13])^2+([.E15]-[.$N$13])^2+([.F15]-[.$O$13])^2)" office:value-type="float" office:value="5.88391992772289" calcext:value-type="float">
            <text:p>5.88391992772289</text:p>
          </table:table-cell>
          <table:table-cell table:formula="of:=SQRT(([.B15]-[.$K$14])^2+([.C15]-[.$L$14])^2+([.D15]-[.$M$14])^2+([.E15]-[.$N$14])^2+([.F15]-[.$O$14])^2)" office:value-type="float" office:value="6.25853038446086" calcext:value-type="float">
            <text:p>6.25853038446086</text:p>
          </table:table-cell>
          <table:table-cell table:formula="of:=SUM([.B39:.F39])" office:value-type="float" office:value="52.5097208395001" calcext:value-type="float">
            <text:p>52.5097208395001</text:p>
          </table:table-cell>
          <table:table-cell/>
          <table:table-cell office:value-type="string" calcext:value-type="string">
            <text:p>Point 13</text:p>
          </table:table-cell>
          <table:table-cell table:formula="of:=[.B39]/[.$G$39]" office:value-type="float" office:value="0.264780074015855" calcext:value-type="float">
            <text:p>0.264780074015855</text:p>
          </table:table-cell>
          <table:table-cell table:formula="of:=[.C39]/[.$G$39]" office:value-type="float" office:value="0.25631382989696" calcext:value-type="float">
            <text:p>0.25631382989696</text:p>
          </table:table-cell>
          <table:table-cell table:formula="of:=[.D39]/[.$G$39]" office:value-type="float" office:value="0.2476641447293" calcext:value-type="float">
            <text:p>0.2476641447293</text:p>
          </table:table-cell>
          <table:table-cell table:formula="of:=[.E39]/[.$G$39]" office:value-type="float" office:value="0.112053917515721" calcext:value-type="float">
            <text:p>0.112053917515721</text:p>
          </table:table-cell>
          <table:table-cell table:formula="of:=[.F39]/[.$G$39]" office:value-type="float" office:value="0.119188033842163" calcext:value-type="float">
            <text:p>0.119188033842163</text:p>
          </table:table-cell>
          <table:table-cell table:formula="of:=SUM([.J39:.N39])" office:value-type="float" office:value="1" calcext:value-type="float">
            <text:p>1</text:p>
          </table:table-cell>
          <table:table-cell/>
          <table:table-cell office:value-type="string" calcext:value-type="string">
            <text:p>Point 13</text:p>
          </table:table-cell>
          <table:table-cell table:formula="of:=EXP(-[.$R$22]*[.J39])" office:value-type="float" office:value="1.30314434895775" calcext:value-type="float">
            <text:p>1.30314434895775</text:p>
          </table:table-cell>
          <table:table-cell table:formula="of:=EXP(-[.$R$22]*[.K39])" office:value-type="float" office:value="1.29215818218372" calcext:value-type="float">
            <text:p>1.29215818218372</text:p>
          </table:table-cell>
          <table:table-cell table:formula="of:=EXP(-[.$R$22]*[.L39])" office:value-type="float" office:value="1.28102961938706" calcext:value-type="float">
            <text:p>1.28102961938706</text:p>
          </table:table-cell>
          <table:table-cell table:formula="of:=EXP(-[.$R$22]*[.M39])" office:value-type="float" office:value="1.11857316970564" calcext:value-type="float">
            <text:p>1.11857316970564</text:p>
          </table:table-cell>
          <table:table-cell table:formula="of:=EXP(-[.$R$22]*[.N39])" office:value-type="float" office:value="1.12658173386541" calcext:value-type="float">
            <text:p>1.12658173386541</text:p>
          </table:table-cell>
          <table:table-cell table:formula="of:=SUM([.R39:.V39])" office:value-type="float" office:value="6.12148705409958" calcext:value-type="float">
            <text:p>6.12148705409958</text:p>
          </table:table-cell>
          <table:table-cell/>
          <table:table-cell office:value-type="string" calcext:value-type="string">
            <text:p>Point 13</text:p>
          </table:table-cell>
          <table:table-cell table:formula="of:=[.R39]/[.$W$39]" office:value-type="float" office:value="0.21288035691998" calcext:value-type="float">
            <text:p>0.21288035691998</text:p>
          </table:table-cell>
          <table:table-cell table:formula="of:=[.S39]/[.$W$39]" office:value-type="float" office:value="0.211085667708527" calcext:value-type="float">
            <text:p>0.211085667708527</text:p>
          </table:table-cell>
          <table:table-cell table:formula="of:=[.T39]/[.$W$39]" office:value-type="float" office:value="0.209267716825302" calcext:value-type="float">
            <text:p>0.209267716825302</text:p>
          </table:table-cell>
          <table:table-cell table:formula="of:=[.U39]/[.$W$39]" office:value-type="float" office:value="0.182728993759208" calcext:value-type="float">
            <text:p>0.182728993759208</text:p>
          </table:table-cell>
          <table:table-cell table:formula="of:=[.V39]/[.$W$39]" office:value-type="float" office:value="0.184037264786983" calcext:value-type="float">
            <text:p>0.184037264786983</text:p>
          </table:table-cell>
          <table:table-cell table:formula="of:=SUM([.Z39:.AD39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4</text:p>
          </table:table-cell>
          <table:table-cell table:formula="of:=SQRT(([.B16]-[.$K$10])^2+([.C16]-[.$L$10])^2+([.D16]-[.$M$10])^2+([.E16]-[.$N$10])^2+([.F16]-[.$O$10])^2)" office:value-type="float" office:value="14.0637187551248" calcext:value-type="float">
            <text:p>14.0637187551248</text:p>
          </table:table-cell>
          <table:table-cell table:formula="of:=SQRT(([.B16]-[.$K$11])^2+([.C16]-[.$L$11])^2+([.D16]-[.$M$11])^2+([.E16]-[.$N$11])^2+([.F16]-[.$O$11])^2)" office:value-type="float" office:value="13.2776141977208" calcext:value-type="float">
            <text:p>13.2776141977208</text:p>
          </table:table-cell>
          <table:table-cell table:formula="of:=SQRT(([.B16]-[.$K$12])^2+([.C16]-[.$L$12])^2+([.D16]-[.$M$12])^2+([.E16]-[.$N$12])^2+([.F16]-[.$O$12])^2)" office:value-type="float" office:value="12.9616337440738" calcext:value-type="float">
            <text:p>12.9616337440738</text:p>
          </table:table-cell>
          <table:table-cell table:formula="of:=SQRT(([.B16]-[.$K$13])^2+([.C16]-[.$L$13])^2+([.D16]-[.$M$13])^2+([.E16]-[.$N$13])^2+([.F16]-[.$O$13])^2)" office:value-type="float" office:value="5.78894147110286" calcext:value-type="float">
            <text:p>5.78894147110286</text:p>
          </table:table-cell>
          <table:table-cell table:formula="of:=SQRT(([.B16]-[.$K$14])^2+([.C16]-[.$L$14])^2+([.D16]-[.$M$14])^2+([.E16]-[.$N$14])^2+([.F16]-[.$O$14])^2)" office:value-type="float" office:value="6.01449185029124" calcext:value-type="float">
            <text:p>6.01449185029124</text:p>
          </table:table-cell>
          <table:table-cell table:formula="of:=SUM([.B40:.F40])" office:value-type="float" office:value="52.1064000183136" calcext:value-type="float">
            <text:p>52.1064000183136</text:p>
          </table:table-cell>
          <table:table-cell/>
          <table:table-cell office:value-type="string" calcext:value-type="string">
            <text:p>Point 14</text:p>
          </table:table-cell>
          <table:table-cell table:formula="of:=[.B40]/[.$G$40]" office:value-type="float" office:value="0.269903864979771" calcext:value-type="float">
            <text:p>0.269903864979771</text:p>
          </table:table-cell>
          <table:table-cell table:formula="of:=[.C40]/[.$G$40]" office:value-type="float" office:value="0.254817339003543" calcext:value-type="float">
            <text:p>0.254817339003543</text:p>
          </table:table-cell>
          <table:table-cell table:formula="of:=[.D40]/[.$G$40]" office:value-type="float" office:value="0.248753199981543" calcext:value-type="float">
            <text:p>0.248753199981543</text:p>
          </table:table-cell>
          <table:table-cell table:formula="of:=[.E40]/[.$G$40]" office:value-type="float" office:value="0.111098472914426" calcext:value-type="float">
            <text:p>0.111098472914426</text:p>
          </table:table-cell>
          <table:table-cell table:formula="of:=[.F40]/[.$G$40]" office:value-type="float" office:value="0.115427123120718" calcext:value-type="float">
            <text:p>0.115427123120718</text:p>
          </table:table-cell>
          <table:table-cell table:formula="of:=SUM([.J40:.N40])" office:value-type="float" office:value="1" calcext:value-type="float">
            <text:p>1</text:p>
          </table:table-cell>
          <table:table-cell/>
          <table:table-cell office:value-type="string" calcext:value-type="string">
            <text:p>Point 14</text:p>
          </table:table-cell>
          <table:table-cell table:formula="of:=EXP(-[.$R$22]*[.J40])" office:value-type="float" office:value="1.30983852332739" calcext:value-type="float">
            <text:p>1.30983852332739</text:p>
          </table:table-cell>
          <table:table-cell table:formula="of:=EXP(-[.$R$22]*[.K40])" office:value-type="float" office:value="1.29022592539417" calcext:value-type="float">
            <text:p>1.29022592539417</text:p>
          </table:table-cell>
          <table:table-cell table:formula="of:=EXP(-[.$R$22]*[.L40])" office:value-type="float" office:value="1.28242549137523" calcext:value-type="float">
            <text:p>1.28242549137523</text:p>
          </table:table-cell>
          <table:table-cell table:formula="of:=EXP(-[.$R$22]*[.M40])" office:value-type="float" office:value="1.11750494540532" calcext:value-type="float">
            <text:p>1.11750494540532</text:p>
          </table:table-cell>
          <table:table-cell table:formula="of:=EXP(-[.$R$22]*[.N40])" office:value-type="float" office:value="1.12235271800423" calcext:value-type="float">
            <text:p>1.12235271800423</text:p>
          </table:table-cell>
          <table:table-cell table:formula="of:=SUM([.R40:.V40])" office:value-type="float" office:value="6.12234760350635" calcext:value-type="float">
            <text:p>6.12234760350635</text:p>
          </table:table-cell>
          <table:table-cell/>
          <table:table-cell office:value-type="string" calcext:value-type="string">
            <text:p>Point 14</text:p>
          </table:table-cell>
          <table:table-cell table:formula="of:=[.R40]/[.$W$40]" office:value-type="float" office:value="0.213943834645591" calcext:value-type="float">
            <text:p>0.213943834645591</text:p>
          </table:table-cell>
          <table:table-cell table:formula="of:=[.S40]/[.$W$40]" office:value-type="float" office:value="0.210740390606904" calcext:value-type="float">
            <text:p>0.210740390606904</text:p>
          </table:table-cell>
          <table:table-cell table:formula="of:=[.T40]/[.$W$40]" office:value-type="float" office:value="0.209466298620609" calcext:value-type="float">
            <text:p>0.209466298620609</text:p>
          </table:table-cell>
          <table:table-cell table:formula="of:=[.U40]/[.$W$40]" office:value-type="float" office:value="0.182528830079055" calcext:value-type="float">
            <text:p>0.182528830079055</text:p>
          </table:table-cell>
          <table:table-cell table:formula="of:=[.V40]/[.$W$40]" office:value-type="float" office:value="0.183320646047841" calcext:value-type="float">
            <text:p>0.183320646047841</text:p>
          </table:table-cell>
          <table:table-cell table:formula="of:=SUM([.Z40:.AD40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5</text:p>
          </table:table-cell>
          <table:table-cell table:formula="of:=SQRT(([.B17]-[.$K$10])^2+([.C17]-[.$L$10])^2+([.D17]-[.$M$10])^2+([.E17]-[.$N$10])^2+([.F17]-[.$O$10])^2)" office:value-type="float" office:value="13.8661365655777" calcext:value-type="float">
            <text:p>13.8661365655777</text:p>
          </table:table-cell>
          <table:table-cell table:formula="of:=SQRT(([.B17]-[.$K$11])^2+([.C17]-[.$L$11])^2+([.D17]-[.$M$11])^2+([.E17]-[.$N$11])^2+([.F17]-[.$O$11])^2)" office:value-type="float" office:value="13.9615355054348" calcext:value-type="float">
            <text:p>13.9615355054348</text:p>
          </table:table-cell>
          <table:table-cell table:formula="of:=SQRT(([.B17]-[.$K$12])^2+([.C17]-[.$L$12])^2+([.D17]-[.$M$12])^2+([.E17]-[.$N$12])^2+([.F17]-[.$O$12])^2)" office:value-type="float" office:value="13.8307142372154" calcext:value-type="float">
            <text:p>13.8307142372154</text:p>
          </table:table-cell>
          <table:table-cell table:formula="of:=SQRT(([.B17]-[.$K$13])^2+([.C17]-[.$L$13])^2+([.D17]-[.$M$13])^2+([.E17]-[.$N$13])^2+([.F17]-[.$O$13])^2)" office:value-type="float" office:value="6.60474625885465" calcext:value-type="float">
            <text:p>6.60474625885465</text:p>
          </table:table-cell>
          <table:table-cell table:formula="of:=SQRT(([.B17]-[.$K$14])^2+([.C17]-[.$L$14])^2+([.D17]-[.$M$14])^2+([.E17]-[.$N$14])^2+([.F17]-[.$O$14])^2)" office:value-type="float" office:value="6.04372761391674" calcext:value-type="float">
            <text:p>6.04372761391674</text:p>
          </table:table-cell>
          <table:table-cell table:formula="of:=SUM([.B41:.F41])" office:value-type="float" office:value="54.3068601809993" calcext:value-type="float">
            <text:p>54.3068601809993</text:p>
          </table:table-cell>
          <table:table-cell/>
          <table:table-cell office:value-type="string" calcext:value-type="string">
            <text:p>Point 15</text:p>
          </table:table-cell>
          <table:table-cell table:formula="of:=[.B41]/[.$G$41]" office:value-type="float" office:value="0.255329373109828" calcext:value-type="float">
            <text:p>0.255329373109828</text:p>
          </table:table-cell>
          <table:table-cell table:formula="of:=[.C41]/[.$G$41]" office:value-type="float" office:value="0.25708603772898" calcext:value-type="float">
            <text:p>0.25708603772898</text:p>
          </table:table-cell>
          <table:table-cell table:formula="of:=[.D41]/[.$G$41]" office:value-type="float" office:value="0.254677110610318" calcext:value-type="float">
            <text:p>0.254677110610318</text:p>
          </table:table-cell>
          <table:table-cell table:formula="of:=[.E41]/[.$G$41]" office:value-type="float" office:value="0.121619004244431" calcext:value-type="float">
            <text:p>0.121619004244431</text:p>
          </table:table-cell>
          <table:table-cell table:formula="of:=[.F41]/[.$G$41]" office:value-type="float" office:value="0.111288474306443" calcext:value-type="float">
            <text:p>0.111288474306443</text:p>
          </table:table-cell>
          <table:table-cell table:formula="of:=SUM([.J41:.N41])" office:value-type="float" office:value="1" calcext:value-type="float">
            <text:p>1</text:p>
          </table:table-cell>
          <table:table-cell/>
          <table:table-cell office:value-type="string" calcext:value-type="string">
            <text:p>Point 15</text:p>
          </table:table-cell>
          <table:table-cell table:formula="of:=EXP(-[.$R$22]*[.J41])" office:value-type="float" office:value="1.29088673423668" calcext:value-type="float">
            <text:p>1.29088673423668</text:p>
          </table:table-cell>
          <table:table-cell table:formula="of:=EXP(-[.$R$22]*[.K41])" office:value-type="float" office:value="1.29315638221154" calcext:value-type="float">
            <text:p>1.29315638221154</text:p>
          </table:table-cell>
          <table:table-cell table:formula="of:=EXP(-[.$R$22]*[.L41])" office:value-type="float" office:value="1.29004501177067" calcext:value-type="float">
            <text:p>1.29004501177067</text:p>
          </table:table-cell>
          <table:table-cell table:formula="of:=EXP(-[.$R$22]*[.M41])" office:value-type="float" office:value="1.12932375224858" calcext:value-type="float">
            <text:p>1.12932375224858</text:p>
          </table:table-cell>
          <table:table-cell table:formula="of:=EXP(-[.$R$22]*[.N41])" office:value-type="float" office:value="1.11771729307307" calcext:value-type="float">
            <text:p>1.11771729307307</text:p>
          </table:table-cell>
          <table:table-cell table:formula="of:=SUM([.R41:.V41])" office:value-type="float" office:value="6.12112917354055" calcext:value-type="float">
            <text:p>6.12112917354055</text:p>
          </table:table-cell>
          <table:table-cell/>
          <table:table-cell office:value-type="string" calcext:value-type="string">
            <text:p>Point 15</text:p>
          </table:table-cell>
          <table:table-cell table:formula="of:=[.R41]/[.$W$41]" office:value-type="float" office:value="0.210890294525514" calcext:value-type="float">
            <text:p>0.210890294525514</text:p>
          </table:table-cell>
          <table:table-cell table:formula="of:=[.S41]/[.$W$41]" office:value-type="float" office:value="0.211261083625125" calcext:value-type="float">
            <text:p>0.211261083625125</text:p>
          </table:table-cell>
          <table:table-cell table:formula="of:=[.T41]/[.$W$41]" office:value-type="float" office:value="0.210752783546387" calcext:value-type="float">
            <text:p>0.210752783546387</text:p>
          </table:table-cell>
          <table:table-cell table:formula="of:=[.U41]/[.$W$41]" office:value-type="float" office:value="0.184495984356979" calcext:value-type="float">
            <text:p>0.184495984356979</text:p>
          </table:table-cell>
          <table:table-cell table:formula="of:=[.V41]/[.$W$41]" office:value-type="float" office:value="0.182599853945995" calcext:value-type="float">
            <text:p>0.182599853945995</text:p>
          </table:table-cell>
          <table:table-cell table:formula="of:=SUM([.Z41:.AD41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6</text:p>
          </table:table-cell>
          <table:table-cell table:formula="of:=SQRT(([.B18]-[.$K$10])^2+([.C18]-[.$L$10])^2+([.D18]-[.$M$10])^2+([.E18]-[.$N$10])^2+([.F18]-[.$O$10])^2)" office:value-type="float" office:value="13.8083574743432" calcext:value-type="float">
            <text:p>13.8083574743432</text:p>
          </table:table-cell>
          <table:table-cell table:formula="of:=SQRT(([.B18]-[.$K$11])^2+([.C18]-[.$L$11])^2+([.D18]-[.$M$11])^2+([.E18]-[.$N$11])^2+([.F18]-[.$O$11])^2)" office:value-type="float" office:value="13.9982744022796" calcext:value-type="float">
            <text:p>13.9982744022796</text:p>
          </table:table-cell>
          <table:table-cell table:formula="of:=SQRT(([.B18]-[.$K$12])^2+([.C18]-[.$L$12])^2+([.D18]-[.$M$12])^2+([.E18]-[.$N$12])^2+([.F18]-[.$O$12])^2)" office:value-type="float" office:value="13.7892007103934" calcext:value-type="float">
            <text:p>13.7892007103934</text:p>
          </table:table-cell>
          <table:table-cell table:formula="of:=SQRT(([.B18]-[.$K$13])^2+([.C18]-[.$L$13])^2+([.D18]-[.$M$13])^2+([.E18]-[.$N$13])^2+([.F18]-[.$O$13])^2)" office:value-type="float" office:value="6.56908484553629" calcext:value-type="float">
            <text:p>6.56908484553629</text:p>
          </table:table-cell>
          <table:table-cell table:formula="of:=SQRT(([.B18]-[.$K$14])^2+([.C18]-[.$L$14])^2+([.D18]-[.$M$14])^2+([.E18]-[.$N$14])^2+([.F18]-[.$O$14])^2)" office:value-type="float" office:value="6.16402753329507" calcext:value-type="float">
            <text:p>6.16402753329507</text:p>
          </table:table-cell>
          <table:table-cell table:formula="of:=SUM([.B42:.F42])" office:value-type="float" office:value="54.3289449658476" calcext:value-type="float">
            <text:p>54.3289449658476</text:p>
          </table:table-cell>
          <table:table-cell/>
          <table:table-cell office:value-type="string" calcext:value-type="string">
            <text:p>Point 16</text:p>
          </table:table-cell>
          <table:table-cell table:formula="of:=[.B42]/[.$G$42]" office:value-type="float" office:value="0.254162076643002" calcext:value-type="float">
            <text:p>0.254162076643002</text:p>
          </table:table-cell>
          <table:table-cell table:formula="of:=[.C42]/[.$G$42]" office:value-type="float" office:value="0.257657762562466" calcext:value-type="float">
            <text:p>0.257657762562466</text:p>
          </table:table-cell>
          <table:table-cell table:formula="of:=[.D42]/[.$G$42]" office:value-type="float" office:value="0.253809469686216" calcext:value-type="float">
            <text:p>0.253809469686216</text:p>
          </table:table-cell>
          <table:table-cell table:formula="of:=[.E42]/[.$G$42]" office:value-type="float" office:value="0.120913167919343" calcext:value-type="float">
            <text:p>0.120913167919343</text:p>
          </table:table-cell>
          <table:table-cell table:formula="of:=[.F42]/[.$G$42]" office:value-type="float" office:value="0.113457523188973" calcext:value-type="float">
            <text:p>0.113457523188973</text:p>
          </table:table-cell>
          <table:table-cell table:formula="of:=SUM([.J42:.N42])" office:value-type="float" office:value="1" calcext:value-type="float">
            <text:p>1</text:p>
          </table:table-cell>
          <table:table-cell/>
          <table:table-cell office:value-type="string" calcext:value-type="string">
            <text:p>Point 16</text:p>
          </table:table-cell>
          <table:table-cell table:formula="of:=EXP(-[.$R$22]*[.J42])" office:value-type="float" office:value="1.28938076583953" calcext:value-type="float">
            <text:p>1.28938076583953</text:p>
          </table:table-cell>
          <table:table-cell table:formula="of:=EXP(-[.$R$22]*[.K42])" office:value-type="float" office:value="1.29389592321567" calcext:value-type="float">
            <text:p>1.29389592321567</text:p>
          </table:table-cell>
          <table:table-cell table:formula="of:=EXP(-[.$R$22]*[.L42])" office:value-type="float" office:value="1.28892620135756" calcext:value-type="float">
            <text:p>1.28892620135756</text:p>
          </table:table-cell>
          <table:table-cell table:formula="of:=EXP(-[.$R$22]*[.M42])" office:value-type="float" office:value="1.12852691577261" calcext:value-type="float">
            <text:p>1.12852691577261</text:p>
          </table:table-cell>
          <table:table-cell table:formula="of:=EXP(-[.$R$22]*[.N42])" office:value-type="float" office:value="1.12014430772376" calcext:value-type="float">
            <text:p>1.12014430772376</text:p>
          </table:table-cell>
          <table:table-cell table:formula="of:=SUM([.R42:.V42])" office:value-type="float" office:value="6.12087411390912" calcext:value-type="float">
            <text:p>6.12087411390912</text:p>
          </table:table-cell>
          <table:table-cell/>
          <table:table-cell office:value-type="string" calcext:value-type="string">
            <text:p>Point 16</text:p>
          </table:table-cell>
          <table:table-cell table:formula="of:=[.R42]/[.$W$42]" office:value-type="float" office:value="0.210653044294692" calcext:value-type="float">
            <text:p>0.210653044294692</text:p>
          </table:table-cell>
          <table:table-cell table:formula="of:=[.S42]/[.$W$42]" office:value-type="float" office:value="0.211390709747716" calcext:value-type="float">
            <text:p>0.211390709747716</text:p>
          </table:table-cell>
          <table:table-cell table:formula="of:=[.T42]/[.$W$42]" office:value-type="float" office:value="0.210578779659688" calcext:value-type="float">
            <text:p>0.210578779659688</text:p>
          </table:table-cell>
          <table:table-cell table:formula="of:=[.U42]/[.$W$42]" office:value-type="float" office:value="0.184373488944681" calcext:value-type="float">
            <text:p>0.184373488944681</text:p>
          </table:table-cell>
          <table:table-cell table:formula="of:=[.V42]/[.$W$42]" office:value-type="float" office:value="0.183003977353223" calcext:value-type="float">
            <text:p>0.183003977353223</text:p>
          </table:table-cell>
          <table:table-cell table:formula="of:=SUM([.Z42:.AD42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7</text:p>
          </table:table-cell>
          <table:table-cell table:formula="of:=SQRT(([.B19]-[.$K$10])^2+([.C19]-[.$L$10])^2+([.D19]-[.$M$10])^2+([.E19]-[.$N$10])^2+([.F19]-[.$O$10])^2)" office:value-type="float" office:value="13.2984189626906" calcext:value-type="float">
            <text:p>13.2984189626906</text:p>
          </table:table-cell>
          <table:table-cell table:formula="of:=SQRT(([.B19]-[.$K$11])^2+([.C19]-[.$L$11])^2+([.D19]-[.$M$11])^2+([.E19]-[.$N$11])^2+([.F19]-[.$O$11])^2)" office:value-type="float" office:value="10.4108831414783" calcext:value-type="float">
            <text:p>10.4108831414783</text:p>
          </table:table-cell>
          <table:table-cell table:formula="of:=SQRT(([.B19]-[.$K$12])^2+([.C19]-[.$L$12])^2+([.D19]-[.$M$12])^2+([.E19]-[.$N$12])^2+([.F19]-[.$O$12])^2)" office:value-type="float" office:value="7.9416091717934" calcext:value-type="float">
            <text:p>7.9416091717934</text:p>
          </table:table-cell>
          <table:table-cell table:formula="of:=SQRT(([.B19]-[.$K$13])^2+([.C19]-[.$L$13])^2+([.D19]-[.$M$13])^2+([.E19]-[.$N$13])^2+([.F19]-[.$O$13])^2)" office:value-type="float" office:value="13.5171022194794" calcext:value-type="float">
            <text:p>13.5171022194794</text:p>
          </table:table-cell>
          <table:table-cell table:formula="of:=SQRT(([.B19]-[.$K$14])^2+([.C19]-[.$L$14])^2+([.D19]-[.$M$14])^2+([.E19]-[.$N$14])^2+([.F19]-[.$O$14])^2)" office:value-type="float" office:value="13.3396279304642" calcext:value-type="float">
            <text:p>13.3396279304642</text:p>
          </table:table-cell>
          <table:table-cell table:formula="of:=SUM([.B43:.F43])" office:value-type="float" office:value="58.5076414259059" calcext:value-type="float">
            <text:p>58.5076414259059</text:p>
          </table:table-cell>
          <table:table-cell/>
          <table:table-cell office:value-type="string" calcext:value-type="string">
            <text:p>Point 17</text:p>
          </table:table-cell>
          <table:table-cell table:formula="of:=[.B43]/[.$G$43]" office:value-type="float" office:value="0.227293711361306" calcext:value-type="float">
            <text:p>0.227293711361306</text:p>
          </table:table-cell>
          <table:table-cell table:formula="of:=[.C43]/[.$G$43]" office:value-type="float" office:value="0.177940571312598" calcext:value-type="float">
            <text:p>0.177940571312598</text:p>
          </table:table-cell>
          <table:table-cell table:formula="of:=[.D43]/[.$G$43]" office:value-type="float" office:value="0.135736272702954" calcext:value-type="float">
            <text:p>0.135736272702954</text:p>
          </table:table-cell>
          <table:table-cell table:formula="of:=[.E43]/[.$G$43]" office:value-type="float" office:value="0.231031398464377" calcext:value-type="float">
            <text:p>0.231031398464377</text:p>
          </table:table-cell>
          <table:table-cell table:formula="of:=[.F43]/[.$G$43]" office:value-type="float" office:value="0.227998046158765" calcext:value-type="float">
            <text:p>0.227998046158765</text:p>
          </table:table-cell>
          <table:table-cell table:formula="of:=SUM([.J43:.N43])" office:value-type="float" office:value="1" calcext:value-type="float">
            <text:p>1</text:p>
          </table:table-cell>
          <table:table-cell/>
          <table:table-cell office:value-type="string" calcext:value-type="string">
            <text:p>Point 17</text:p>
          </table:table-cell>
          <table:table-cell table:formula="of:=EXP(-[.$R$22]*[.J43])" office:value-type="float" office:value="1.2551984798591" calcext:value-type="float">
            <text:p>1.2551984798591</text:p>
          </table:table-cell>
          <table:table-cell table:formula="of:=EXP(-[.$R$22]*[.K43])" office:value-type="float" office:value="1.19475431644417" calcext:value-type="float">
            <text:p>1.19475431644417</text:p>
          </table:table-cell>
          <table:table-cell table:formula="of:=EXP(-[.$R$22]*[.L43])" office:value-type="float" office:value="1.14537978584457" calcext:value-type="float">
            <text:p>1.14537978584457</text:p>
          </table:table-cell>
          <table:table-cell table:formula="of:=EXP(-[.$R$22]*[.M43])" office:value-type="float" office:value="1.25989879771571" calcext:value-type="float">
            <text:p>1.25989879771571</text:p>
          </table:table-cell>
          <table:table-cell table:formula="of:=EXP(-[.$R$22]*[.N43])" office:value-type="float" office:value="1.25608287124344" calcext:value-type="float">
            <text:p>1.25608287124344</text:p>
          </table:table-cell>
          <table:table-cell table:formula="of:=SUM([.R43:.V43])" office:value-type="float" office:value="6.11131425110699" calcext:value-type="float">
            <text:p>6.11131425110699</text:p>
          </table:table-cell>
          <table:table-cell/>
          <table:table-cell office:value-type="string" calcext:value-type="string">
            <text:p>Point 17</text:p>
          </table:table-cell>
          <table:table-cell table:formula="of:=[.R43]/[.$W$43]" office:value-type="float" office:value="0.205389287522195" calcext:value-type="float">
            <text:p>0.205389287522195</text:p>
          </table:table-cell>
          <table:table-cell table:formula="of:=[.S43]/[.$W$43]" office:value-type="float" office:value="0.195498753190077" calcext:value-type="float">
            <text:p>0.195498753190077</text:p>
          </table:table-cell>
          <table:table-cell table:formula="of:=[.T43]/[.$W$43]" office:value-type="float" office:value="0.187419553107926" calcext:value-type="float">
            <text:p>0.187419553107926</text:p>
          </table:table-cell>
          <table:table-cell table:formula="of:=[.U43]/[.$W$43]" office:value-type="float" office:value="0.206158404877886" calcext:value-type="float">
            <text:p>0.206158404877886</text:p>
          </table:table-cell>
          <table:table-cell table:formula="of:=[.V43]/[.$W$43]" office:value-type="float" office:value="0.205534001301915" calcext:value-type="float">
            <text:p>0.205534001301915</text:p>
          </table:table-cell>
          <table:table-cell table:formula="of:=SUM([.Z43:.AD43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8</text:p>
          </table:table-cell>
          <table:table-cell table:formula="of:=SQRT(([.B20]-[.$K$10])^2+([.C20]-[.$L$10])^2+([.D20]-[.$M$10])^2+([.E20]-[.$N$10])^2+([.F20]-[.$O$10])^2)" office:value-type="float" office:value="12.8905132704346" calcext:value-type="float">
            <text:p>12.8905132704346</text:p>
          </table:table-cell>
          <table:table-cell table:formula="of:=SQRT(([.B20]-[.$K$11])^2+([.C20]-[.$L$11])^2+([.D20]-[.$M$11])^2+([.E20]-[.$N$11])^2+([.F20]-[.$O$11])^2)" office:value-type="float" office:value="10.7602147055492" calcext:value-type="float">
            <text:p>10.7602147055492</text:p>
          </table:table-cell>
          <table:table-cell table:formula="of:=SQRT(([.B20]-[.$K$12])^2+([.C20]-[.$L$12])^2+([.D20]-[.$M$12])^2+([.E20]-[.$N$12])^2+([.F20]-[.$O$12])^2)" office:value-type="float" office:value="8.52891921215772" calcext:value-type="float">
            <text:p>8.52891921215772</text:p>
          </table:table-cell>
          <table:table-cell table:formula="of:=SQRT(([.B20]-[.$K$13])^2+([.C20]-[.$L$13])^2+([.D20]-[.$M$13])^2+([.E20]-[.$N$13])^2+([.F20]-[.$O$13])^2)" office:value-type="float" office:value="13.4469892288146" calcext:value-type="float">
            <text:p>13.4469892288146</text:p>
          </table:table-cell>
          <table:table-cell table:formula="of:=SQRT(([.B20]-[.$K$14])^2+([.C20]-[.$L$14])^2+([.D20]-[.$M$14])^2+([.E20]-[.$N$14])^2+([.F20]-[.$O$14])^2)" office:value-type="float" office:value="13.1160995961154" calcext:value-type="float">
            <text:p>13.1160995961154</text:p>
          </table:table-cell>
          <table:table-cell table:formula="of:=SUM([.B44:.F44])" office:value-type="float" office:value="58.7427360130715" calcext:value-type="float">
            <text:p>58.7427360130715</text:p>
          </table:table-cell>
          <table:table-cell/>
          <table:table-cell office:value-type="string" calcext:value-type="string">
            <text:p>Point 18</text:p>
          </table:table-cell>
          <table:table-cell table:formula="of:=[.B44]/[.$G$44]" office:value-type="float" office:value="0.219440123925555" calcext:value-type="float">
            <text:p>0.219440123925555</text:p>
          </table:table-cell>
          <table:table-cell table:formula="of:=[.C44]/[.$G$44]" office:value-type="float" office:value="0.183175238946222" calcext:value-type="float">
            <text:p>0.183175238946222</text:p>
          </table:table-cell>
          <table:table-cell table:formula="of:=[.D44]/[.$G$44]" office:value-type="float" office:value="0.145191044732064" calcext:value-type="float">
            <text:p>0.145191044732064</text:p>
          </table:table-cell>
          <table:table-cell table:formula="of:=[.E44]/[.$G$44]" office:value-type="float" office:value="0.228913226408493" calcext:value-type="float">
            <text:p>0.228913226408493</text:p>
          </table:table-cell>
          <table:table-cell table:formula="of:=[.F44]/[.$G$44]" office:value-type="float" office:value="0.223280365987666" calcext:value-type="float">
            <text:p>0.223280365987666</text:p>
          </table:table-cell>
          <table:table-cell table:formula="of:=SUM([.J44:.N44])" office:value-type="float" office:value="1" calcext:value-type="float">
            <text:p>1</text:p>
          </table:table-cell>
          <table:table-cell/>
          <table:table-cell office:value-type="string" calcext:value-type="string">
            <text:p>Point 18</text:p>
          </table:table-cell>
          <table:table-cell table:formula="of:=EXP(-[.$R$22]*[.J44])" office:value-type="float" office:value="1.24537927730093" calcext:value-type="float">
            <text:p>1.24537927730093</text:p>
          </table:table-cell>
          <table:table-cell table:formula="of:=EXP(-[.$R$22]*[.K44])" office:value-type="float" office:value="1.20102485597111" calcext:value-type="float">
            <text:p>1.20102485597111</text:p>
          </table:table-cell>
          <table:table-cell table:formula="of:=EXP(-[.$R$22]*[.L44])" office:value-type="float" office:value="1.15626044663594" calcext:value-type="float">
            <text:p>1.15626044663594</text:p>
          </table:table-cell>
          <table:table-cell table:formula="of:=EXP(-[.$R$22]*[.M44])" office:value-type="float" office:value="1.2572329396589" calcext:value-type="float">
            <text:p>1.2572329396589</text:p>
          </table:table-cell>
          <table:table-cell table:formula="of:=EXP(-[.$R$22]*[.N44])" office:value-type="float" office:value="1.25017103004126" calcext:value-type="float">
            <text:p>1.25017103004126</text:p>
          </table:table-cell>
          <table:table-cell table:formula="of:=SUM([.R44:.V44])" office:value-type="float" office:value="6.11006854960814" calcext:value-type="float">
            <text:p>6.11006854960814</text:p>
          </table:table-cell>
          <table:table-cell/>
          <table:table-cell office:value-type="string" calcext:value-type="string">
            <text:p>Point 18</text:p>
          </table:table-cell>
          <table:table-cell table:formula="of:=[.R44]/[.$W$44]" office:value-type="float" office:value="0.203824108876945" calcext:value-type="float">
            <text:p>0.203824108876945</text:p>
          </table:table-cell>
          <table:table-cell table:formula="of:=[.S44]/[.$W$44]" office:value-type="float" office:value="0.196564874226842" calcext:value-type="float">
            <text:p>0.196564874226842</text:p>
          </table:table-cell>
          <table:table-cell table:formula="of:=[.T44]/[.$W$44]" office:value-type="float" office:value="0.189238539183017" calcext:value-type="float">
            <text:p>0.189238539183017</text:p>
          </table:table-cell>
          <table:table-cell table:formula="of:=[.U44]/[.$W$44]" office:value-type="float" office:value="0.205764130050477" calcext:value-type="float">
            <text:p>0.205764130050477</text:p>
          </table:table-cell>
          <table:table-cell table:formula="of:=[.V44]/[.$W$44]" office:value-type="float" office:value="0.204608347662718" calcext:value-type="float">
            <text:p>0.204608347662718</text:p>
          </table:table-cell>
          <table:table-cell table:formula="of:=SUM([.Z44:.AD44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19</text:p>
          </table:table-cell>
          <table:table-cell table:formula="of:=SQRT(([.B21]-[.$K$10])^2+([.C21]-[.$L$10])^2+([.D21]-[.$M$10])^2+([.E21]-[.$N$10])^2+([.F21]-[.$O$10])^2)" office:value-type="float" office:value="14.1414681934815" calcext:value-type="float">
            <text:p>14.1414681934815</text:p>
          </table:table-cell>
          <table:table-cell table:formula="of:=SQRT(([.B21]-[.$K$11])^2+([.C21]-[.$L$11])^2+([.D21]-[.$M$11])^2+([.E21]-[.$N$11])^2+([.F21]-[.$O$11])^2)" office:value-type="float" office:value="10.3925410620078" calcext:value-type="float">
            <text:p>10.3925410620078</text:p>
          </table:table-cell>
          <table:table-cell table:formula="of:=SQRT(([.B21]-[.$K$12])^2+([.C21]-[.$L$12])^2+([.D21]-[.$M$12])^2+([.E21]-[.$N$12])^2+([.F21]-[.$O$12])^2)" office:value-type="float" office:value="7.3552617319517" calcext:value-type="float">
            <text:p>7.3552617319517</text:p>
          </table:table-cell>
          <table:table-cell table:formula="of:=SQRT(([.B21]-[.$K$13])^2+([.C21]-[.$L$13])^2+([.D21]-[.$M$13])^2+([.E21]-[.$N$13])^2+([.F21]-[.$O$13])^2)" office:value-type="float" office:value="13.7054123447583" calcext:value-type="float">
            <text:p>13.7054123447583</text:p>
          </table:table-cell>
          <table:table-cell table:formula="of:=SQRT(([.B21]-[.$K$14])^2+([.C21]-[.$L$14])^2+([.D21]-[.$M$14])^2+([.E21]-[.$N$14])^2+([.F21]-[.$O$14])^2)" office:value-type="float" office:value="14.0894820523403" calcext:value-type="float">
            <text:p>14.0894820523403</text:p>
          </table:table-cell>
          <table:table-cell table:formula="of:=SUM([.B45:.F45])" office:value-type="float" office:value="59.6841653845397" calcext:value-type="float">
            <text:p>59.6841653845397</text:p>
          </table:table-cell>
          <table:table-cell/>
          <table:table-cell office:value-type="string" calcext:value-type="string">
            <text:p>Point 19</text:p>
          </table:table-cell>
          <table:table-cell table:formula="of:=[.B45]/[.$G$45]" office:value-type="float" office:value="0.23693835881543" calcext:value-type="float">
            <text:p>0.23693835881543</text:p>
          </table:table-cell>
          <table:table-cell table:formula="of:=[.C45]/[.$G$45]" office:value-type="float" office:value="0.174125599228029" calcext:value-type="float">
            <text:p>0.174125599228029</text:p>
          </table:table-cell>
          <table:table-cell table:formula="of:=[.D45]/[.$G$45]" office:value-type="float" office:value="0.123236400887277" calcext:value-type="float">
            <text:p>0.123236400887277</text:p>
          </table:table-cell>
          <table:table-cell table:formula="of:=[.E45]/[.$G$45]" office:value-type="float" office:value="0.229632302914108" calcext:value-type="float">
            <text:p>0.229632302914108</text:p>
          </table:table-cell>
          <table:table-cell table:formula="of:=[.F45]/[.$G$45]" office:value-type="float" office:value="0.236067338155155" calcext:value-type="float">
            <text:p>0.236067338155155</text:p>
          </table:table-cell>
          <table:table-cell table:formula="of:=SUM([.J45:.N45])" office:value-type="float" office:value="1" calcext:value-type="float">
            <text:p>1</text:p>
          </table:table-cell>
          <table:table-cell/>
          <table:table-cell office:value-type="string" calcext:value-type="string">
            <text:p>Point 19</text:p>
          </table:table-cell>
          <table:table-cell table:formula="of:=EXP(-[.$R$22]*[.J45])" office:value-type="float" office:value="1.26736299361127" calcext:value-type="float">
            <text:p>1.26736299361127</text:p>
          </table:table-cell>
          <table:table-cell table:formula="of:=EXP(-[.$R$22]*[.K45])" office:value-type="float" office:value="1.1902050452678" calcext:value-type="float">
            <text:p>1.1902050452678</text:p>
          </table:table-cell>
          <table:table-cell table:formula="of:=EXP(-[.$R$22]*[.L45])" office:value-type="float" office:value="1.13115179463045" calcext:value-type="float">
            <text:p>1.13115179463045</text:p>
          </table:table-cell>
          <table:table-cell table:formula="of:=EXP(-[.$R$22]*[.M45])" office:value-type="float" office:value="1.25813731144518" calcext:value-type="float">
            <text:p>1.25813731144518</text:p>
          </table:table-cell>
          <table:table-cell table:formula="of:=EXP(-[.$R$22]*[.N45])" office:value-type="float" office:value="1.26625957487978" calcext:value-type="float">
            <text:p>1.26625957487978</text:p>
          </table:table-cell>
          <table:table-cell table:formula="of:=SUM([.R45:.V45])" office:value-type="float" office:value="6.11311671983448" calcext:value-type="float">
            <text:p>6.11311671983448</text:p>
          </table:table-cell>
          <table:table-cell/>
          <table:table-cell office:value-type="string" calcext:value-type="string">
            <text:p>Point 19</text:p>
          </table:table-cell>
          <table:table-cell table:formula="of:=[.R45]/[.$W$45]" office:value-type="float" office:value="0.207318631672648" calcext:value-type="float">
            <text:p>0.207318631672648</text:p>
          </table:table-cell>
          <table:table-cell table:formula="of:=[.S45]/[.$W$45]" office:value-type="float" office:value="0.194696927903582" calcext:value-type="float">
            <text:p>0.194696927903582</text:p>
          </table:table-cell>
          <table:table-cell table:formula="of:=[.T45]/[.$W$45]" office:value-type="float" office:value="0.185036839057946" calcext:value-type="float">
            <text:p>0.185036839057946</text:p>
          </table:table-cell>
          <table:table-cell table:formula="of:=[.U45]/[.$W$45]" office:value-type="float" office:value="0.205809469883514" calcext:value-type="float">
            <text:p>0.205809469883514</text:p>
          </table:table-cell>
          <table:table-cell table:formula="of:=[.V45]/[.$W$45]" office:value-type="float" office:value="0.20713813148231" calcext:value-type="float">
            <text:p>0.20713813148231</text:p>
          </table:table-cell>
          <table:table-cell table:formula="of:=SUM([.Z45:.AD45]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oint 20</text:p>
          </table:table-cell>
          <table:table-cell table:formula="of:=SQRT(([.B22]-[.$K$10])^2+([.C22]-[.$L$10])^2+([.D22]-[.$M$10])^2+([.E22]-[.$N$10])^2+([.F22]-[.$O$10])^2)" office:value-type="float" office:value="13.3929429915628" calcext:value-type="float">
            <text:p>13.3929429915628</text:p>
          </table:table-cell>
          <table:table-cell table:formula="of:=SQRT(([.B22]-[.$K$11])^2+([.C22]-[.$L$11])^2+([.D22]-[.$M$11])^2+([.E22]-[.$N$11])^2+([.F22]-[.$O$11])^2)" office:value-type="float" office:value="11.4154866843038" calcext:value-type="float">
            <text:p>11.4154866843038</text:p>
          </table:table-cell>
          <table:table-cell table:formula="of:=SQRT(([.B22]-[.$K$12])^2+([.C22]-[.$L$12])^2+([.D22]-[.$M$12])^2+([.E22]-[.$N$12])^2+([.F22]-[.$O$12])^2)" office:value-type="float" office:value="9.10285118199309" calcext:value-type="float">
            <text:p>9.10285118199309</text:p>
          </table:table-cell>
          <table:table-cell table:formula="of:=SQRT(([.B22]-[.$K$13])^2+([.C22]-[.$L$13])^2+([.D22]-[.$M$13])^2+([.E22]-[.$N$13])^2+([.F22]-[.$O$13])^2)" office:value-type="float" office:value="14.1659185781881" calcext:value-type="float">
            <text:p>14.1659185781881</text:p>
          </table:table-cell>
          <table:table-cell table:formula="of:=SQRT(([.B22]-[.$K$14])^2+([.C22]-[.$L$14])^2+([.D22]-[.$M$14])^2+([.E22]-[.$N$14])^2+([.F22]-[.$O$14])^2)" office:value-type="float" office:value="13.8431761501911" calcext:value-type="float">
            <text:p>13.8431761501911</text:p>
          </table:table-cell>
          <table:table-cell table:formula="of:=SUM([.B46:.F46])" office:value-type="float" office:value="61.9203755862389" calcext:value-type="float">
            <text:p>61.9203755862389</text:p>
          </table:table-cell>
          <table:table-cell/>
          <table:table-cell office:value-type="string" calcext:value-type="string">
            <text:p>Point 20</text:p>
          </table:table-cell>
          <table:table-cell table:formula="of:=[.B46]/[.$G$46]" office:value-type="float" office:value="0.21629298699763" calcext:value-type="float">
            <text:p>0.21629298699763</text:p>
          </table:table-cell>
          <table:table-cell table:formula="of:=[.C46]/[.$G$46]" office:value-type="float" office:value="0.184357516830708" calcext:value-type="float">
            <text:p>0.184357516830708</text:p>
          </table:table-cell>
          <table:table-cell table:formula="of:=[.D46]/[.$G$46]" office:value-type="float" office:value="0.147008978802385" calcext:value-type="float">
            <text:p>0.147008978802385</text:p>
          </table:table-cell>
          <table:table-cell table:formula="of:=[.E46]/[.$G$46]" office:value-type="float" office:value="0.228776367133928" calcext:value-type="float">
            <text:p>0.228776367133928</text:p>
          </table:table-cell>
          <table:table-cell table:formula="of:=[.F46]/[.$G$46]" office:value-type="float" office:value="0.223564150235348" calcext:value-type="float">
            <text:p>0.223564150235348</text:p>
          </table:table-cell>
          <table:table-cell table:formula="of:=SUM([.J46:.N46])" office:value-type="float" office:value="1" calcext:value-type="float">
            <text:p>1</text:p>
          </table:table-cell>
          <table:table-cell/>
          <table:table-cell office:value-type="string" calcext:value-type="string">
            <text:p>Point 20</text:p>
          </table:table-cell>
          <table:table-cell table:formula="of:=EXP(-[.$R$22]*[.J46])" office:value-type="float" office:value="1.24146605913462" calcext:value-type="float">
            <text:p>1.24146605913462</text:p>
          </table:table-cell>
          <table:table-cell table:formula="of:=EXP(-[.$R$22]*[.K46])" office:value-type="float" office:value="1.20244564081279" calcext:value-type="float">
            <text:p>1.20244564081279</text:p>
          </table:table-cell>
          <table:table-cell table:formula="of:=EXP(-[.$R$22]*[.L46])" office:value-type="float" office:value="1.15836436370787" calcext:value-type="float">
            <text:p>1.15836436370787</text:p>
          </table:table-cell>
          <table:table-cell table:formula="of:=EXP(-[.$R$22]*[.M46])" office:value-type="float" office:value="1.25706088744456" calcext:value-type="float">
            <text:p>1.25706088744456</text:p>
          </table:table-cell>
          <table:table-cell table:formula="of:=EXP(-[.$R$22]*[.N46])" office:value-type="float" office:value="1.25052585923158" calcext:value-type="float">
            <text:p>1.25052585923158</text:p>
          </table:table-cell>
          <table:table-cell table:formula="of:=SUM([.R46:.V46])" office:value-type="float" office:value="6.10986281033143" calcext:value-type="float">
            <text:p>6.10986281033143</text:p>
          </table:table-cell>
          <table:table-cell/>
          <table:table-cell office:value-type="string" calcext:value-type="string">
            <text:p>Point 20</text:p>
          </table:table-cell>
          <table:table-cell table:formula="of:=[.R46]/[.$W$46]" office:value-type="float" office:value="0.203190496689283" calcext:value-type="float">
            <text:p>0.203190496689283</text:p>
          </table:table-cell>
          <table:table-cell table:formula="of:=[.S46]/[.$W$46]" office:value-type="float" office:value="0.196804032781149" calcext:value-type="float">
            <text:p>0.196804032781149</text:p>
          </table:table-cell>
          <table:table-cell table:formula="of:=[.T46]/[.$W$46]" office:value-type="float" office:value="0.1895892591482" calcext:value-type="float">
            <text:p>0.1895892591482</text:p>
          </table:table-cell>
          <table:table-cell table:formula="of:=[.U46]/[.$W$46]" office:value-type="float" office:value="0.205742899058051" calcext:value-type="float">
            <text:p>0.205742899058051</text:p>
          </table:table-cell>
          <table:table-cell table:formula="of:=[.V46]/[.$W$46]" office:value-type="float" office:value="0.204673312323317" calcext:value-type="float">
            <text:p>0.204673312323317</text:p>
          </table:table-cell>
          <table:table-cell table:formula="of:=SUM([.Z46:.AD46])" office:value-type="float" office:value="1" calcext:value-type="float">
            <text:p>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7T21:15:48.851532232</dc:date>
    <meta:editing-duration>PT6H43M25S</meta:editing-duration>
    <meta:editing-cycles>2</meta:editing-cycles>
    <meta:generator>LibreOffice/6.1.5.2$Linux_ARM_EABI LibreOffice_project/10$Build-2</meta:generator>
    <meta:document-statistic meta:table-count="1" meta:cell-count="801" meta:object-count="0"/>
  </office:meta>
</office:document-meta>
</file>